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Arial2" svg:font-family="Arial2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BuiltIn_Comma" style:data-style-name="N36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Excel_BuiltIn_Comma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7"/>
    <style:style style:name="ce17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style:vertical-align="middle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5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Excel_BuiltIn_Comma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OUT_2018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93" table:default-cell-style-name="ce1"/>
        <table:table-column table:style-name="co13" table:number-columns-repeated="15361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575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Outubro-2018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1861.25" table:style-name="ce14">
            <text:p>1.861<text:s/></text:p>
          </table:table-cell>
          <table:table-cell office:value-type="float" office:value="71250.67" table:style-name="ce14">
            <text:p>71.251<text:s/></text:p>
          </table:table-cell>
          <table:table-cell office:value-type="float" office:value="59328956.210000001" table:style-name="ce14">
            <text:p>59.328.956<text:s/></text:p>
          </table:table-cell>
          <table:table-cell office:value-type="float" office:value="5033.1099999999997" table:style-name="ce14">
            <text:p>5.033<text:s/></text:p>
          </table:table-cell>
          <table:table-cell office:value-type="float" office:value="73952478.760000005" table:style-name="ce14">
            <text:p>73.952.479<text:s/></text:p>
          </table:table-cell>
          <table:table-cell office:value-type="float" office:value="52437387.100000001" table:style-name="ce14">
            <text:p>52.437.387<text:s/></text:p>
          </table:table-cell>
          <table:table-cell office:value-type="float" office:value="3237567.41" table:style-name="ce14">
            <text:p>3.237.567<text:s/></text:p>
          </table:table-cell>
          <table:table-cell office:value-type="float" office:value="198672941.69999999" table:style-name="ce14">
            <text:p>198.672.942<text:s/></text:p>
          </table:table-cell>
          <table:table-cell office:value-type="float" office:value="38203597.990000002" table:style-name="ce14">
            <text:p>38.203.598<text:s/></text:p>
          </table:table-cell>
          <table:table-cell office:value-type="float" office:value="7069345.9100000001" table:style-name="ce14">
            <text:p>7.069.346<text:s/></text:p>
          </table:table-cell>
          <table:table-cell office:value-type="float" office:value="99484122.180000007" table:style-name="ce14">
            <text:p>99.484.122<text:s/></text:p>
          </table:table-cell>
          <table:table-cell office:value-type="float" office:value="165752.48000000001" table:style-name="ce14">
            <text:p>165.752<text:s/></text:p>
          </table:table-cell>
          <table:table-cell office:value-type="float" office:value="6049801.7999999998" table:style-name="ce14">
            <text:p>6.049.802<text:s/></text:p>
          </table:table-cell>
          <table:table-cell office:value-type="float" office:value="10119838.810000001" table:style-name="ce14">
            <text:p>10.119.839<text:s/></text:p>
          </table:table-cell>
          <table:table-cell office:value-type="float" office:value="3403622.8" table:style-name="ce14">
            <text:p>3.403.623<text:s/></text:p>
          </table:table-cell>
          <table:table-cell office:value-type="float" office:value="66617668.100000001" table:style-name="ce14">
            <text:p>66.617.668<text:s/></text:p>
          </table:table-cell>
          <table:table-cell office:value-type="float" office:value="20185.47" table:style-name="ce14">
            <text:p>20.185<text:s/></text:p>
          </table:table-cell>
          <table:table-cell office:value-type="float" office:value="287970781.99000001" table:style-name="ce14">
            <text:p>287.970.782<text:s/></text:p>
          </table:table-cell>
          <table:table-cell office:value-type="float" office:value="335825798.44999999" table:style-name="ce14">
            <text:p>335.825.798<text:s/></text:p>
          </table:table-cell>
          <table:table-cell office:value-type="float" office:value="718420.13" table:style-name="ce14">
            <text:p>718.420<text:s/></text:p>
          </table:table-cell>
          <table:table-cell office:value-type="float" office:value="104129.39" table:style-name="ce14">
            <text:p>104.129<text:s/></text:p>
          </table:table-cell>
          <table:table-cell office:value-type="float" office:value="19780.349999999999" table:style-name="ce14">
            <text:p>19.780<text:s/></text:p>
          </table:table-cell>
          <table:table-cell office:value-type="float" office:value="146779174.61000001" table:style-name="ce14">
            <text:p>146.779.175<text:s/></text:p>
          </table:table-cell>
          <table:table-cell office:value-type="float" office:value="613285949.23000002" table:style-name="ce14">
            <text:p>613.285.949<text:s/></text:p>
          </table:table-cell>
          <table:table-cell office:value-type="float" office:value="396160.97" table:style-name="ce14">
            <text:p>396.161<text:s/></text:p>
          </table:table-cell>
          <table:table-cell office:value-type="float" office:value="1947605115.51" table:style-name="ce14">
            <text:p>1.947.605.116<text:s/></text:p>
          </table:table-cell>
          <table:table-cell office:value-type="float" office:value="41.13" table:style-name="ce14">
            <text:p>41<text:s/></text:p>
          </table:table-cell>
          <table:table-cell office:value-type="float" office:value="3951546763.5100002" table:style-name="ce15">
            <text:p>3.951.546.76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0" table:style-name="ce17">
            <text:p>-<text:s/></text:p>
          </table:table-cell>
          <table:table-cell office:value-type="float" office:value="1515.36" table:style-name="ce17">
            <text:p>1.515<text:s/></text:p>
          </table:table-cell>
          <table:table-cell office:value-type="float" office:value="-2.5099999999999998" table:style-name="ce17">
            <text:p>(3)</text:p>
          </table:table-cell>
          <table:table-cell office:value-type="float" office:value="0" table:style-name="ce17">
            <text:p>-<text:s/></text:p>
          </table:table-cell>
          <table:table-cell office:value-type="float" office:value="567.37" table:style-name="ce17">
            <text:p>567<text:s/></text:p>
          </table:table-cell>
          <table:table-cell office:value-type="float" office:value="-37" table:style-name="ce17">
            <text:p>(37)</text:p>
          </table:table-cell>
          <table:table-cell office:value-type="float" office:value="722.36" table:style-name="ce17">
            <text:p>722<text:s/></text:p>
          </table:table-cell>
          <table:table-cell office:value-type="float" office:value="4.75" table:style-name="ce17">
            <text:p>5<text:s/></text:p>
          </table:table-cell>
          <table:table-cell office:value-type="float" office:value="-6391.67" table:style-name="ce17">
            <text:p>(6.392)</text:p>
          </table:table-cell>
          <table:table-cell office:value-type="float" office:value="4173.18" table:style-name="ce17">
            <text:p>4.173<text:s/></text:p>
          </table:table-cell>
          <table:table-cell office:value-type="float" office:value="-915.87" table:style-name="ce17">
            <text:p>(916)</text:p>
          </table:table-cell>
          <table:table-cell office:value-type="float" office:value="-23.41" table:style-name="ce17">
            <text:p>(23)</text:p>
          </table:table-cell>
          <table:table-cell office:value-type="float" office:value="451.21" table:style-name="ce17">
            <text:p>451<text:s/></text:p>
          </table:table-cell>
          <table:table-cell office:value-type="float" office:value="698.28" table:style-name="ce17">
            <text:p>698<text:s/></text:p>
          </table:table-cell>
          <table:table-cell office:value-type="float" office:value="-1064.92" table:style-name="ce17">
            <text:p>(1.065)</text:p>
          </table:table-cell>
          <table:table-cell office:value-type="float" office:value="13462.26" table:style-name="ce17">
            <text:p>13.462<text:s/></text:p>
          </table:table-cell>
          <table:table-cell office:value-type="float" office:value="94.61" table:style-name="ce17">
            <text:p>95<text:s/></text:p>
          </table:table-cell>
          <table:table-cell office:value-type="float" office:value="-1244.9100000000001" table:style-name="ce17">
            <text:p>(1.245)</text:p>
          </table:table-cell>
          <table:table-cell office:value-type="float" office:value="-40.89" table:style-name="ce17">
            <text:p>(41)</text:p>
          </table:table-cell>
          <table:table-cell office:value-type="float" office:value="24.9" table:style-name="ce17">
            <text:p>25<text:s/></text:p>
          </table:table-cell>
          <table:table-cell office:value-type="float" office:value="9.7899999999999991" table:style-name="ce17">
            <text:p>10<text:s/></text:p>
          </table:table-cell>
          <table:table-cell office:value-type="float" office:value="-0.72" table:style-name="ce17">
            <text:p>(1)</text:p>
          </table:table-cell>
          <table:table-cell office:value-type="float" office:value="16814.47" table:style-name="ce17">
            <text:p>16.814<text:s/></text:p>
          </table:table-cell>
          <table:table-cell office:value-type="float" office:value="-1965.07" table:style-name="ce17">
            <text:p>(1.965)</text:p>
          </table:table-cell>
          <table:table-cell office:value-type="float" office:value="-2.02" table:style-name="ce17">
            <text:p>(2)</text:p>
          </table:table-cell>
          <table:table-cell office:value-type="float" office:value="597690.76" table:style-name="ce17">
            <text:p>597.691<text:s/></text:p>
          </table:table-cell>
          <table:table-cell office:value-type="float" office:value="-3.11" table:style-name="ce17">
            <text:p>(3)</text:p>
          </table:table-cell>
          <table:table-cell office:value-type="float" office:value="624537.20000000007" table:style-name="ce18">
            <text:p>624.53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550368.80000000005" table:style-name="ce17">
            <text:p>550.369<text:s/></text:p>
          </table:table-cell>
          <table:table-cell office:value-type="float" office:value="10604798.199999999" table:style-name="ce17">
            <text:p>10.604.798<text:s/></text:p>
          </table:table-cell>
          <table:table-cell office:value-type="float" office:value="13232834.779999999" table:style-name="ce17">
            <text:p>13.232.835<text:s/></text:p>
          </table:table-cell>
          <table:table-cell office:value-type="float" office:value="195777.92000000001" table:style-name="ce17">
            <text:p>195.778<text:s/></text:p>
          </table:table-cell>
          <table:table-cell office:value-type="float" office:value="160465121.15000001" table:style-name="ce17">
            <text:p>160.465.121<text:s/></text:p>
          </table:table-cell>
          <table:table-cell office:value-type="float" office:value="41124439.450000003" table:style-name="ce17">
            <text:p>41.124.439<text:s/></text:p>
          </table:table-cell>
          <table:table-cell office:value-type="float" office:value="5718142.2800000003" table:style-name="ce17">
            <text:p>5.718.142<text:s/></text:p>
          </table:table-cell>
          <table:table-cell office:value-type="float" office:value="183029310.28999999" table:style-name="ce17">
            <text:p>183.029.310<text:s/></text:p>
          </table:table-cell>
          <table:table-cell office:value-type="float" office:value="49781268.810000002" table:style-name="ce17">
            <text:p>49.781.269<text:s/></text:p>
          </table:table-cell>
          <table:table-cell office:value-type="float" office:value="6168633.8300000001" table:style-name="ce17">
            <text:p>6.168.634<text:s/></text:p>
          </table:table-cell>
          <table:table-cell office:value-type="float" office:value="573835989.66999996" table:style-name="ce17">
            <text:p>573.835.990<text:s/></text:p>
          </table:table-cell>
          <table:table-cell office:value-type="float" office:value="10865314.25" table:style-name="ce17">
            <text:p>10.865.314<text:s/></text:p>
          </table:table-cell>
          <table:table-cell office:value-type="float" office:value="11853445.539999999" table:style-name="ce17">
            <text:p>11.853.446<text:s/></text:p>
          </table:table-cell>
          <table:table-cell office:value-type="float" office:value="22103913.030000001" table:style-name="ce17">
            <text:p>22.103.913<text:s/></text:p>
          </table:table-cell>
          <table:table-cell office:value-type="float" office:value="8159755.1600000001" table:style-name="ce17">
            <text:p>8.159.755<text:s/></text:p>
          </table:table-cell>
          <table:table-cell office:value-type="float" office:value="111909969.95999999" table:style-name="ce17">
            <text:p>111.909.970<text:s/></text:p>
          </table:table-cell>
          <table:table-cell office:value-type="float" office:value="3914249.43" table:style-name="ce17">
            <text:p>3.914.249<text:s/></text:p>
          </table:table-cell>
          <table:table-cell office:value-type="float" office:value="327696706.74000001" table:style-name="ce17">
            <text:p>327.696.707<text:s/></text:p>
          </table:table-cell>
          <table:table-cell office:value-type="float" office:value="352422508.52999997" table:style-name="ce17">
            <text:p>352.422.509<text:s/></text:p>
          </table:table-cell>
          <table:table-cell office:value-type="float" office:value="3635269.57" table:style-name="ce17">
            <text:p>3.635.270<text:s/></text:p>
          </table:table-cell>
          <table:table-cell office:value-type="float" office:value="3922981.36" table:style-name="ce17">
            <text:p>3.922.981<text:s/></text:p>
          </table:table-cell>
          <table:table-cell office:value-type="float" office:value="63611.57" table:style-name="ce17">
            <text:p>63.612<text:s/></text:p>
          </table:table-cell>
          <table:table-cell office:value-type="float" office:value="406757939.60000002" table:style-name="ce17">
            <text:p>406.757.940<text:s/></text:p>
          </table:table-cell>
          <table:table-cell office:value-type="float" office:value="454975904.36000001" table:style-name="ce17">
            <text:p>454.975.904<text:s/></text:p>
          </table:table-cell>
          <table:table-cell office:value-type="float" office:value="7712025.6100000003" table:style-name="ce17">
            <text:p>7.712.026<text:s/></text:p>
          </table:table-cell>
          <table:table-cell office:value-type="float" office:value="2016541375.96" table:style-name="ce17">
            <text:p>2.016.541.376<text:s/></text:p>
          </table:table-cell>
          <table:table-cell office:value-type="float" office:value="2809741.38" table:style-name="ce17">
            <text:p>2.809.741<text:s/></text:p>
          </table:table-cell>
          <table:table-cell office:value-type="float" office:value="4790051397.2300005" table:style-name="ce18">
            <text:p>4.790.051.39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7">
            <text:p>-<text:s/></text:p>
          </table:table-cell>
          <table:table-cell office:value-type="float" office:value="2034" table:style-name="ce17">
            <text:p>2.03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916.07" table:style-name="ce17">
            <text:p>3.91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80330.83" table:style-name="ce17">
            <text:p>80.33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16270037.5" table:style-name="ce17">
            <text:p>316.270.03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4136.79" table:style-name="ce17">
            <text:p>34.137<text:s/></text:p>
          </table:table-cell>
          <table:table-cell office:value-type="float" office:value="295322.84999999998" table:style-name="ce17">
            <text:p>295.323<text:s/></text:p>
          </table:table-cell>
          <table:table-cell office:value-type="float" office:value="13173.69" table:style-name="ce17">
            <text:p>13.17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73662123.609999999" table:style-name="ce17">
            <text:p>73.662.124<text:s/></text:p>
          </table:table-cell>
          <table:table-cell office:value-type="float" office:value="1316.82" table:style-name="ce17">
            <text:p>1.317<text:s/></text:p>
          </table:table-cell>
          <table:table-cell office:value-type="float" office:value="784130.93" table:style-name="ce17">
            <text:p>784.131<text:s/></text:p>
          </table:table-cell>
          <table:table-cell office:value-type="float" office:value="226194.98" table:style-name="ce17">
            <text:p>226.19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91372718.07000005" table:style-name="ce18">
            <text:p>391.372.71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213647.51" table:style-name="ce17">
            <text:p>213.648<text:s/></text:p>
          </table:table-cell>
          <table:table-cell office:value-type="float" office:value="742463.73" table:style-name="ce17">
            <text:p>742.464<text:s/></text:p>
          </table:table-cell>
          <table:table-cell office:value-type="float" office:value="3338861.02" table:style-name="ce17">
            <text:p>3.338.861<text:s/></text:p>
          </table:table-cell>
          <table:table-cell office:value-type="float" office:value="77244.94" table:style-name="ce17">
            <text:p>77.245<text:s/></text:p>
          </table:table-cell>
          <table:table-cell office:value-type="float" office:value="15371339.75" table:style-name="ce17">
            <text:p>15.371.340<text:s/></text:p>
          </table:table-cell>
          <table:table-cell office:value-type="float" office:value="12536970.550000001" table:style-name="ce17">
            <text:p>12.536.971<text:s/></text:p>
          </table:table-cell>
          <table:table-cell office:value-type="float" office:value="318375.90999999997" table:style-name="ce17">
            <text:p>318.376<text:s/></text:p>
          </table:table-cell>
          <table:table-cell office:value-type="float" office:value="690810.8" table:style-name="ce17">
            <text:p>690.811<text:s/></text:p>
          </table:table-cell>
          <table:table-cell office:value-type="float" office:value="2665645.15" table:style-name="ce17">
            <text:p>2.665.645<text:s/></text:p>
          </table:table-cell>
          <table:table-cell office:value-type="float" office:value="1173378.78" table:style-name="ce17">
            <text:p>1.173.379<text:s/></text:p>
          </table:table-cell>
          <table:table-cell office:value-type="float" office:value="21191315.68" table:style-name="ce17">
            <text:p>21.191.316<text:s/></text:p>
          </table:table-cell>
          <table:table-cell office:value-type="float" office:value="658945.66" table:style-name="ce17">
            <text:p>658.946<text:s/></text:p>
          </table:table-cell>
          <table:table-cell office:value-type="float" office:value="3058789.18" table:style-name="ce17">
            <text:p>3.058.789<text:s/></text:p>
          </table:table-cell>
          <table:table-cell office:value-type="float" office:value="2764341.64" table:style-name="ce17">
            <text:p>2.764.342<text:s/></text:p>
          </table:table-cell>
          <table:table-cell office:value-type="float" office:value="1388340.35" table:style-name="ce17">
            <text:p>1.388.340<text:s/></text:p>
          </table:table-cell>
          <table:table-cell office:value-type="float" office:value="19697554.59" table:style-name="ce17">
            <text:p>19.697.555<text:s/></text:p>
          </table:table-cell>
          <table:table-cell office:value-type="float" office:value="468641.18" table:style-name="ce17">
            <text:p>468.641<text:s/></text:p>
          </table:table-cell>
          <table:table-cell office:value-type="float" office:value="3637543.18" table:style-name="ce17">
            <text:p>3.637.543<text:s/></text:p>
          </table:table-cell>
          <table:table-cell office:value-type="float" office:value="12536415.779999999" table:style-name="ce17">
            <text:p>12.536.416<text:s/></text:p>
          </table:table-cell>
          <table:table-cell office:value-type="float" office:value="348585.98" table:style-name="ce17">
            <text:p>348.586<text:s/></text:p>
          </table:table-cell>
          <table:table-cell office:value-type="float" office:value="121002.09" table:style-name="ce17">
            <text:p>121.00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9241224.1199999992" table:style-name="ce17">
            <text:p>9.241.224<text:s/></text:p>
          </table:table-cell>
          <table:table-cell office:value-type="float" office:value="4252410.7" table:style-name="ce17">
            <text:p>4.252.411<text:s/></text:p>
          </table:table-cell>
          <table:table-cell office:value-type="float" office:value="633970.31000000006" table:style-name="ce17">
            <text:p>633.970<text:s/></text:p>
          </table:table-cell>
          <table:table-cell office:value-type="float" office:value="34865709.549999997" table:style-name="ce17">
            <text:p>34.865.710<text:s/></text:p>
          </table:table-cell>
          <table:table-cell office:value-type="float" office:value="225646.18" table:style-name="ce17">
            <text:p>225.646<text:s/></text:p>
          </table:table-cell>
          <table:table-cell office:value-type="float" office:value="152219174.31000003" table:style-name="ce18">
            <text:p>152.219.17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4642.410000000003" table:style-name="ce17">
            <text:p>34.642<text:s/></text:p>
          </table:table-cell>
          <table:table-cell office:value-type="float" office:value="253.04" table:style-name="ce17">
            <text:p>25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768.5" table:style-name="ce17">
            <text:p>5.76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9861379.2599999998" table:style-name="ce17">
            <text:p>9.861.379<text:s/></text:p>
          </table:table-cell>
          <table:table-cell office:value-type="float" office:value="7234671.4000000004" table:style-name="ce17">
            <text:p>7.234.67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443.1" table:style-name="ce17">
            <text:p>2.44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3408.26" table:style-name="ce17">
            <text:p>13.40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7677084.6200000001" table:style-name="ce17">
            <text:p>7.677.08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4843143.619999997" table:style-name="ce17">
            <text:p>54.843.144<text:s/></text:p>
          </table:table-cell>
          <table:table-cell office:value-type="float" office:value="44641300.280000001" table:style-name="ce17">
            <text:p>44.641.300<text:s/></text:p>
          </table:table-cell>
          <table:table-cell office:value-type="float" office:value="6831.84" table:style-name="ce17">
            <text:p>6.83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5856.7" table:style-name="ce17">
            <text:p>15.857<text:s/></text:p>
          </table:table-cell>
          <table:table-cell office:value-type="float" office:value="18004.93" table:style-name="ce17">
            <text:p>18.005<text:s/></text:p>
          </table:table-cell>
          <table:table-cell office:value-type="float" office:value="19960556.5" table:style-name="ce17">
            <text:p>19.960.557<text:s/></text:p>
          </table:table-cell>
          <table:table-cell office:value-type="float" office:value="33018.339999999997" table:style-name="ce17">
            <text:p>33.018<text:s/></text:p>
          </table:table-cell>
          <table:table-cell office:value-type="float" office:value="158160769.53999999" table:style-name="ce17">
            <text:p>158.160.77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02509132.34000003" table:style-name="ce18">
            <text:p>302.509.13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302968.46000000002" table:style-name="ce17">
            <text:p>302.968<text:s/></text:p>
          </table:table-cell>
          <table:table-cell office:value-type="float" office:value="5112.8100000000004" table:style-name="ce17">
            <text:p>5.113<text:s/></text:p>
          </table:table-cell>
          <table:table-cell office:value-type="float" office:value="7292546.4800000004" table:style-name="ce17">
            <text:p>7.292.54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7317092.100000001" table:style-name="ce17">
            <text:p>57.317.092<text:s/></text:p>
          </table:table-cell>
          <table:table-cell office:value-type="float" office:value="17542135.620000001" table:style-name="ce17">
            <text:p>17.542.136<text:s/></text:p>
          </table:table-cell>
          <table:table-cell office:value-type="float" office:value="877539.36" table:style-name="ce17">
            <text:p>877.539<text:s/></text:p>
          </table:table-cell>
          <table:table-cell office:value-type="float" office:value="128642426" table:style-name="ce17">
            <text:p>128.642.426<text:s/></text:p>
          </table:table-cell>
          <table:table-cell office:value-type="float" office:value="14627401.689999999" table:style-name="ce17">
            <text:p>14.627.402<text:s/></text:p>
          </table:table-cell>
          <table:table-cell office:value-type="float" office:value="1060601.78" table:style-name="ce17">
            <text:p>1.060.602<text:s/></text:p>
          </table:table-cell>
          <table:table-cell office:value-type="float" office:value="64030524.450000003" table:style-name="ce17">
            <text:p>64.030.524<text:s/></text:p>
          </table:table-cell>
          <table:table-cell office:value-type="float" office:value="226694.71" table:style-name="ce17">
            <text:p>226.695<text:s/></text:p>
          </table:table-cell>
          <table:table-cell office:value-type="float" office:value="4000225.43" table:style-name="ce17">
            <text:p>4.000.225<text:s/></text:p>
          </table:table-cell>
          <table:table-cell office:value-type="float" office:value="10437308.17" table:style-name="ce17">
            <text:p>10.437.308<text:s/></text:p>
          </table:table-cell>
          <table:table-cell office:value-type="float" office:value="1452350.77" table:style-name="ce17">
            <text:p>1.452.351<text:s/></text:p>
          </table:table-cell>
          <table:table-cell office:value-type="float" office:value="38650884.810000002" table:style-name="ce17">
            <text:p>38.650.885<text:s/></text:p>
          </table:table-cell>
          <table:table-cell office:value-type="float" office:value="645.30999999999995" table:style-name="ce17">
            <text:p>645<text:s/></text:p>
          </table:table-cell>
          <table:table-cell office:value-type="float" office:value="138288871.66999999" table:style-name="ce17">
            <text:p>138.288.872<text:s/></text:p>
          </table:table-cell>
          <table:table-cell office:value-type="float" office:value="155166236.31999999" table:style-name="ce17">
            <text:p>155.166.236<text:s/></text:p>
          </table:table-cell>
          <table:table-cell office:value-type="float" office:value="439644.47" table:style-name="ce17">
            <text:p>439.644<text:s/></text:p>
          </table:table-cell>
          <table:table-cell office:value-type="float" office:value="94128.29" table:style-name="ce17">
            <text:p>94.128<text:s/></text:p>
          </table:table-cell>
          <table:table-cell office:value-type="float" office:value="12968.03" table:style-name="ce17">
            <text:p>12.968<text:s/></text:p>
          </table:table-cell>
          <table:table-cell office:value-type="float" office:value="153928968.06" table:style-name="ce17">
            <text:p>153.928.968<text:s/></text:p>
          </table:table-cell>
          <table:table-cell office:value-type="float" office:value="264704671.22999999" table:style-name="ce17">
            <text:p>264.704.671<text:s/></text:p>
          </table:table-cell>
          <table:table-cell office:value-type="float" office:value="586273.36" table:style-name="ce17">
            <text:p>586.273<text:s/></text:p>
          </table:table-cell>
          <table:table-cell office:value-type="float" office:value="748769339.10000002" table:style-name="ce17">
            <text:p>748.769.339<text:s/></text:p>
          </table:table-cell>
          <table:table-cell office:value-type="float" office:value="388796.47" table:style-name="ce17">
            <text:p>388.796<text:s/></text:p>
          </table:table-cell>
          <table:table-cell office:value-type="float" office:value="1808846354.95" table:style-name="ce18">
            <text:p>1.808.846.35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9">
            <text:p><text:s text:c="2"/>IPI - OUTROS</text:p>
          </table:table-cell>
          <table:table-cell office:value-type="float" office:value="33752.83" table:style-name="ce17">
            <text:p>33.753<text:s/></text:p>
          </table:table-cell>
          <table:table-cell office:value-type="float" office:value="9855187.6600000001" table:style-name="ce17">
            <text:p>9.855.188<text:s/></text:p>
          </table:table-cell>
          <table:table-cell office:value-type="float" office:value="2566784.87" table:style-name="ce17">
            <text:p>2.566.785<text:s/></text:p>
          </table:table-cell>
          <table:table-cell office:value-type="float" office:value="118279.93999999999" table:style-name="ce17">
            <text:p>118.280<text:s/></text:p>
          </table:table-cell>
          <table:table-cell office:value-type="float" office:value="87772773.230000004" table:style-name="ce17">
            <text:p>87.772.773<text:s/></text:p>
          </table:table-cell>
          <table:table-cell office:value-type="float" office:value="11039564.779999999" table:style-name="ce17">
            <text:p>11.039.565<text:s/></text:p>
          </table:table-cell>
          <table:table-cell office:value-type="float" office:value="4522227.01" table:style-name="ce17">
            <text:p>4.522.227<text:s/></text:p>
          </table:table-cell>
          <table:table-cell office:value-type="float" office:value="43834694.230000004" table:style-name="ce17">
            <text:p>43.834.694<text:s/></text:p>
          </table:table-cell>
          <table:table-cell office:value-type="float" office:value="25173219.740000002" table:style-name="ce17">
            <text:p>25.173.220<text:s/></text:p>
          </table:table-cell>
          <table:table-cell office:value-type="float" office:value="3934653.2699999996" table:style-name="ce17">
            <text:p>3.934.653<text:s/></text:p>
          </table:table-cell>
          <table:table-cell office:value-type="float" office:value="172341668.94" table:style-name="ce17">
            <text:p>172.341.669<text:s/></text:p>
          </table:table-cell>
          <table:table-cell office:value-type="float" office:value="9979673.8800000008" table:style-name="ce17">
            <text:p>9.979.674<text:s/></text:p>
          </table:table-cell>
          <table:table-cell office:value-type="float" office:value="4781022.67" table:style-name="ce17">
            <text:p>4.781.023<text:s/></text:p>
          </table:table-cell>
          <table:table-cell office:value-type="float" office:value="8902263.2199999988" table:style-name="ce17">
            <text:p>8.902.263<text:s/></text:p>
          </table:table-cell>
          <table:table-cell office:value-type="float" office:value="5319064.04" table:style-name="ce17">
            <text:p>5.319.064<text:s/></text:p>
          </table:table-cell>
          <table:table-cell office:value-type="float" office:value="45884445.940000005" table:style-name="ce17">
            <text:p>45.884.446<text:s/></text:p>
          </table:table-cell>
          <table:table-cell office:value-type="float" office:value="3444962.94" table:style-name="ce17">
            <text:p>3.444.963<text:s/></text:p>
          </table:table-cell>
          <table:table-cell office:value-type="float" office:value="130893011.48" table:style-name="ce17">
            <text:p>130.893.011<text:s/></text:p>
          </table:table-cell>
          <table:table-cell office:value-type="float" office:value="139783233.30000001" table:style-name="ce17">
            <text:p>139.783.233<text:s/></text:p>
          </table:table-cell>
          <table:table-cell office:value-type="float" office:value="2827033.5900000003" table:style-name="ce17">
            <text:p>2.827.034<text:s/></text:p>
          </table:table-cell>
          <table:table-cell office:value-type="float" office:value="3707850.98" table:style-name="ce17">
            <text:p>3.707.851<text:s/></text:p>
          </table:table-cell>
          <table:table-cell office:value-type="float" office:value="34786.839999999997" table:style-name="ce17">
            <text:p>34.787<text:s/></text:p>
          </table:table-cell>
          <table:table-cell office:value-type="float" office:value="169907618.88" table:style-name="ce17">
            <text:p>169.907.619<text:s/></text:p>
          </table:table-cell>
          <table:table-cell office:value-type="float" office:value="166056949.11000001" table:style-name="ce17">
            <text:p>166.056.949<text:s/></text:p>
          </table:table-cell>
          <table:table-cell office:value-type="float" office:value="5674632.6699999999" table:style-name="ce17">
            <text:p>5.674.633<text:s/></text:p>
          </table:table-cell>
          <table:table-cell office:value-type="float" office:value="1074519362.79" table:style-name="ce17">
            <text:p>1.074.519.363<text:s/></text:p>
          </table:table-cell>
          <table:table-cell office:value-type="float" office:value="2195298.7299999995" table:style-name="ce17">
            <text:p>2.195.299<text:s/></text:p>
          </table:table-cell>
          <table:table-cell office:value-type="float" office:value="2135104017.5599999" table:style-name="ce18">
            <text:p>2.135.104.01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27496118.219999999" table:style-name="ce17">
            <text:p>27.496.118<text:s/></text:p>
          </table:table-cell>
          <table:table-cell office:value-type="float" office:value="87520088.469999999" table:style-name="ce17">
            <text:p>87.520.088<text:s/></text:p>
          </table:table-cell>
          <table:table-cell office:value-type="float" office:value="257281892.50999999" table:style-name="ce17">
            <text:p>257.281.893<text:s/></text:p>
          </table:table-cell>
          <table:table-cell office:value-type="float" office:value="20889372.140000001" table:style-name="ce17">
            <text:p>20.889.372<text:s/></text:p>
          </table:table-cell>
          <table:table-cell office:value-type="float" office:value="553556576.48000002" table:style-name="ce17">
            <text:p>553.556.576<text:s/></text:p>
          </table:table-cell>
          <table:table-cell office:value-type="float" office:value="458188216.23000002" table:style-name="ce17">
            <text:p>458.188.216<text:s/></text:p>
          </table:table-cell>
          <table:table-cell office:value-type="float" office:value="4274782451.8399997" table:style-name="ce17">
            <text:p>4.274.782.452<text:s/></text:p>
          </table:table-cell>
          <table:table-cell office:value-type="float" office:value="349668190.67000002" table:style-name="ce17">
            <text:p>349.668.191<text:s/></text:p>
          </table:table-cell>
          <table:table-cell office:value-type="float" office:value="438941712.39999998" table:style-name="ce17">
            <text:p>438.941.712<text:s/></text:p>
          </table:table-cell>
          <table:table-cell office:value-type="float" office:value="138038224.69" table:style-name="ce17">
            <text:p>138.038.225<text:s/></text:p>
          </table:table-cell>
          <table:table-cell office:value-type="float" office:value="1808927439.4100001" table:style-name="ce17">
            <text:p>1.808.927.439<text:s/></text:p>
          </table:table-cell>
          <table:table-cell office:value-type="float" office:value="195359073.12" table:style-name="ce17">
            <text:p>195.359.073<text:s/></text:p>
          </table:table-cell>
          <table:table-cell office:value-type="float" office:value="302885548.00999999" table:style-name="ce17">
            <text:p>302.885.548<text:s/></text:p>
          </table:table-cell>
          <table:table-cell office:value-type="float" office:value="246678910.30000001" table:style-name="ce17">
            <text:p>246.678.910<text:s/></text:p>
          </table:table-cell>
          <table:table-cell office:value-type="float" office:value="175276317.72" table:style-name="ce17">
            <text:p>175.276.318<text:s/></text:p>
          </table:table-cell>
          <table:table-cell office:value-type="float" office:value="478679761.38999999" table:style-name="ce17">
            <text:p>478.679.761<text:s/></text:p>
          </table:table-cell>
          <table:table-cell office:value-type="float" office:value="99774756.230000004" table:style-name="ce17">
            <text:p>99.774.756<text:s/></text:p>
          </table:table-cell>
          <table:table-cell office:value-type="float" office:value="1405515743.3499999" table:style-name="ce17">
            <text:p>1.405.515.743<text:s/></text:p>
          </table:table-cell>
          <table:table-cell office:value-type="float" office:value="6147012957.25" table:style-name="ce17">
            <text:p>6.147.012.957<text:s/></text:p>
          </table:table-cell>
          <table:table-cell office:value-type="float" office:value="143300487.78999999" table:style-name="ce17">
            <text:p>143.300.488<text:s/></text:p>
          </table:table-cell>
          <table:table-cell office:value-type="float" office:value="128315544.09999999" table:style-name="ce17">
            <text:p>128.315.544<text:s/></text:p>
          </table:table-cell>
          <table:table-cell office:value-type="float" office:value="22905743.420000002" table:style-name="ce17">
            <text:p>22.905.743<text:s/></text:p>
          </table:table-cell>
          <table:table-cell office:value-type="float" office:value="1646884830.78" table:style-name="ce17">
            <text:p>1.646.884.831<text:s/></text:p>
          </table:table-cell>
          <table:table-cell office:value-type="float" office:value="924931996.44000006" table:style-name="ce17">
            <text:p>924.931.996<text:s/></text:p>
          </table:table-cell>
          <table:table-cell office:value-type="float" office:value="85038865.950000003" table:style-name="ce17">
            <text:p>85.038.866<text:s/></text:p>
          </table:table-cell>
          <table:table-cell office:value-type="float" office:value="14334413390.790001" table:style-name="ce17">
            <text:p>14.334.413.391<text:s/></text:p>
          </table:table-cell>
          <table:table-cell office:value-type="float" office:value="48272199.82" table:style-name="ce17">
            <text:p>48.272.200<text:s/></text:p>
          </table:table-cell>
          <table:table-cell office:value-type="float" office:value="34800536409.519997" table:style-name="ce18">
            <text:p>34.800.536.41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5471424.0499999998" table:style-name="ce17">
            <text:p>5.471.424<text:s/></text:p>
          </table:table-cell>
          <table:table-cell office:value-type="float" office:value="17315823.440000001" table:style-name="ce17">
            <text:p>17.315.823<text:s/></text:p>
          </table:table-cell>
          <table:table-cell office:value-type="float" office:value="25125575.57" table:style-name="ce17">
            <text:p>25.125.576<text:s/></text:p>
          </table:table-cell>
          <table:table-cell office:value-type="float" office:value="3978596.57" table:style-name="ce17">
            <text:p>3.978.597<text:s/></text:p>
          </table:table-cell>
          <table:table-cell office:value-type="float" office:value="72599296.810000002" table:style-name="ce17">
            <text:p>72.599.297<text:s/></text:p>
          </table:table-cell>
          <table:table-cell office:value-type="float" office:value="42163255.329999998" table:style-name="ce17">
            <text:p>42.163.255<text:s/></text:p>
          </table:table-cell>
          <table:table-cell office:value-type="float" office:value="54838723.310000002" table:style-name="ce17">
            <text:p>54.838.723<text:s/></text:p>
          </table:table-cell>
          <table:table-cell office:value-type="float" office:value="32500364.390000001" table:style-name="ce17">
            <text:p>32.500.364<text:s/></text:p>
          </table:table-cell>
          <table:table-cell office:value-type="float" office:value="57177206.149999999" table:style-name="ce17">
            <text:p>57.177.206<text:s/></text:p>
          </table:table-cell>
          <table:table-cell office:value-type="float" office:value="27968312.940000001" table:style-name="ce17">
            <text:p>27.968.313<text:s/></text:p>
          </table:table-cell>
          <table:table-cell office:value-type="float" office:value="196495465.62" table:style-name="ce17">
            <text:p>196.495.466<text:s/></text:p>
          </table:table-cell>
          <table:table-cell office:value-type="float" office:value="30853902.690000001" table:style-name="ce17">
            <text:p>30.853.903<text:s/></text:p>
          </table:table-cell>
          <table:table-cell office:value-type="float" office:value="29758360.91" table:style-name="ce17">
            <text:p>29.758.361<text:s/></text:p>
          </table:table-cell>
          <table:table-cell office:value-type="float" office:value="30022259.890000001" table:style-name="ce17">
            <text:p>30.022.260<text:s/></text:p>
          </table:table-cell>
          <table:table-cell office:value-type="float" office:value="40584926.030000001" table:style-name="ce17">
            <text:p>40.584.926<text:s/></text:p>
          </table:table-cell>
          <table:table-cell office:value-type="float" office:value="64242323.859999999" table:style-name="ce17">
            <text:p>64.242.324<text:s/></text:p>
          </table:table-cell>
          <table:table-cell office:value-type="float" office:value="17359255.539999999" table:style-name="ce17">
            <text:p>17.359.256<text:s/></text:p>
          </table:table-cell>
          <table:table-cell office:value-type="float" office:value="136332503.22" table:style-name="ce17">
            <text:p>136.332.503<text:s/></text:p>
          </table:table-cell>
          <table:table-cell office:value-type="float" office:value="336159170.07999998" table:style-name="ce17">
            <text:p>336.159.170<text:s/></text:p>
          </table:table-cell>
          <table:table-cell office:value-type="float" office:value="22652921.32" table:style-name="ce17">
            <text:p>22.652.921<text:s/></text:p>
          </table:table-cell>
          <table:table-cell office:value-type="float" office:value="10027475.210000001" table:style-name="ce17">
            <text:p>10.027.475<text:s/></text:p>
          </table:table-cell>
          <table:table-cell office:value-type="float" office:value="3735463.75" table:style-name="ce17">
            <text:p>3.735.464<text:s/></text:p>
          </table:table-cell>
          <table:table-cell office:value-type="float" office:value="149716870.72999999" table:style-name="ce17">
            <text:p>149.716.871<text:s/></text:p>
          </table:table-cell>
          <table:table-cell office:value-type="float" office:value="78705607.069999993" table:style-name="ce17">
            <text:p>78.705.607<text:s/></text:p>
          </table:table-cell>
          <table:table-cell office:value-type="float" office:value="18633536.68" table:style-name="ce17">
            <text:p>18.633.537<text:s/></text:p>
          </table:table-cell>
          <table:table-cell office:value-type="float" office:value="830550656.35000002" table:style-name="ce17">
            <text:p>830.550.656<text:s/></text:p>
          </table:table-cell>
          <table:table-cell office:value-type="float" office:value="7373629.4199999999" table:style-name="ce17">
            <text:p>7.373.629<text:s/></text:p>
          </table:table-cell>
          <table:table-cell office:value-type="float" office:value="2342342906.9299998" table:style-name="ce18">
            <text:p>2.342.342.90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13010372.529999999" table:style-name="ce17">
            <text:p>13.010.373<text:s/></text:p>
          </table:table-cell>
          <table:table-cell office:value-type="float" office:value="36051087.960000001" table:style-name="ce17">
            <text:p>36.051.088<text:s/></text:p>
          </table:table-cell>
          <table:table-cell office:value-type="float" office:value="135661495.93000001" table:style-name="ce17">
            <text:p>135.661.496<text:s/></text:p>
          </table:table-cell>
          <table:table-cell office:value-type="float" office:value="11006981.65" table:style-name="ce17">
            <text:p>11.006.982<text:s/></text:p>
          </table:table-cell>
          <table:table-cell office:value-type="float" office:value="284518281.26999998" table:style-name="ce17">
            <text:p>284.518.281<text:s/></text:p>
          </table:table-cell>
          <table:table-cell office:value-type="float" office:value="249347330.90000001" table:style-name="ce17">
            <text:p>249.347.331<text:s/></text:p>
          </table:table-cell>
          <table:table-cell office:value-type="float" office:value="535175408.91000003" table:style-name="ce17">
            <text:p>535.175.409<text:s/></text:p>
          </table:table-cell>
          <table:table-cell office:value-type="float" office:value="202902929.62" table:style-name="ce17">
            <text:p>202.902.930<text:s/></text:p>
          </table:table-cell>
          <table:table-cell office:value-type="float" office:value="258022955.38" table:style-name="ce17">
            <text:p>258.022.955<text:s/></text:p>
          </table:table-cell>
          <table:table-cell office:value-type="float" office:value="69971248.040000007" table:style-name="ce17">
            <text:p>69.971.248<text:s/></text:p>
          </table:table-cell>
          <table:table-cell office:value-type="float" office:value="1063715342.59" table:style-name="ce17">
            <text:p>1.063.715.343<text:s/></text:p>
          </table:table-cell>
          <table:table-cell office:value-type="float" office:value="113468604.45" table:style-name="ce17">
            <text:p>113.468.604<text:s/></text:p>
          </table:table-cell>
          <table:table-cell office:value-type="float" office:value="189331831.80000001" table:style-name="ce17">
            <text:p>189.331.832<text:s/></text:p>
          </table:table-cell>
          <table:table-cell office:value-type="float" office:value="133593206.02" table:style-name="ce17">
            <text:p>133.593.206<text:s/></text:p>
          </table:table-cell>
          <table:table-cell office:value-type="float" office:value="78344869.969999999" table:style-name="ce17">
            <text:p>78.344.870<text:s/></text:p>
          </table:table-cell>
          <table:table-cell office:value-type="float" office:value="255615609.15000001" table:style-name="ce17">
            <text:p>255.615.609<text:s/></text:p>
          </table:table-cell>
          <table:table-cell office:value-type="float" office:value="54993298.859999999" table:style-name="ce17">
            <text:p>54.993.299<text:s/></text:p>
          </table:table-cell>
          <table:table-cell office:value-type="float" office:value="825181698.37" table:style-name="ce17">
            <text:p>825.181.698<text:s/></text:p>
          </table:table-cell>
          <table:table-cell office:value-type="float" office:value="3255481957.79" table:style-name="ce17">
            <text:p>3.255.481.958<text:s/></text:p>
          </table:table-cell>
          <table:table-cell office:value-type="float" office:value="74036939.069999993" table:style-name="ce17">
            <text:p>74.036.939<text:s/></text:p>
          </table:table-cell>
          <table:table-cell office:value-type="float" office:value="97177036.25" table:style-name="ce17">
            <text:p>97.177.036<text:s/></text:p>
          </table:table-cell>
          <table:table-cell office:value-type="float" office:value="10894763.4" table:style-name="ce17">
            <text:p>10.894.763<text:s/></text:p>
          </table:table-cell>
          <table:table-cell office:value-type="float" office:value="961660792.34000003" table:style-name="ce17">
            <text:p>961.660.792<text:s/></text:p>
          </table:table-cell>
          <table:table-cell office:value-type="float" office:value="589040185.22000003" table:style-name="ce17">
            <text:p>589.040.185<text:s/></text:p>
          </table:table-cell>
          <table:table-cell office:value-type="float" office:value="36493957.740000002" table:style-name="ce17">
            <text:p>36.493.958<text:s/></text:p>
          </table:table-cell>
          <table:table-cell office:value-type="float" office:value="6645310458.2200003" table:style-name="ce17">
            <text:p>6.645.310.458<text:s/></text:p>
          </table:table-cell>
          <table:table-cell office:value-type="float" office:value="27190217.920000002" table:style-name="ce17">
            <text:p>27.190.218<text:s/></text:p>
          </table:table-cell>
          <table:table-cell office:value-type="float" office:value="16207198861.35" table:style-name="ce18">
            <text:p>16.207.198.86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45751.34" table:style-name="ce17">
            <text:p>45.751<text:s/></text:p>
          </table:table-cell>
          <table:table-cell office:value-type="float" office:value="5762.17" table:style-name="ce17">
            <text:p>5.762<text:s/></text:p>
          </table:table-cell>
          <table:table-cell office:value-type="float" office:value="249685.28" table:style-name="ce17">
            <text:p>249.685<text:s/></text:p>
          </table:table-cell>
          <table:table-cell office:value-type="float" office:value="1826.99" table:style-name="ce17">
            <text:p>1.827<text:s/></text:p>
          </table:table-cell>
          <table:table-cell office:value-type="float" office:value="157013.85999999999" table:style-name="ce17">
            <text:p>157.014<text:s/></text:p>
          </table:table-cell>
          <table:table-cell office:value-type="float" office:value="18928711.800000001" table:style-name="ce17">
            <text:p>18.928.712<text:s/></text:p>
          </table:table-cell>
          <table:table-cell office:value-type="float" office:value="87659230.799999997" table:style-name="ce17">
            <text:p>87.659.231<text:s/></text:p>
          </table:table-cell>
          <table:table-cell office:value-type="float" office:value="3129128.33" table:style-name="ce17">
            <text:p>3.129.128<text:s/></text:p>
          </table:table-cell>
          <table:table-cell office:value-type="float" office:value="658364.15" table:style-name="ce17">
            <text:p>658.364<text:s/></text:p>
          </table:table-cell>
          <table:table-cell office:value-type="float" office:value="26004.29" table:style-name="ce17">
            <text:p>26.004<text:s/></text:p>
          </table:table-cell>
          <table:table-cell office:value-type="float" office:value="19797681.030000001" table:style-name="ce17">
            <text:p>19.797.681<text:s/></text:p>
          </table:table-cell>
          <table:table-cell office:value-type="float" office:value="213240.22" table:style-name="ce17">
            <text:p>213.240<text:s/></text:p>
          </table:table-cell>
          <table:table-cell office:value-type="float" office:value="966483.83" table:style-name="ce17">
            <text:p>966.484<text:s/></text:p>
          </table:table-cell>
          <table:table-cell office:value-type="float" office:value="17184504.359999999" table:style-name="ce17">
            <text:p>17.184.504<text:s/></text:p>
          </table:table-cell>
          <table:table-cell office:value-type="float" office:value="253114.58" table:style-name="ce17">
            <text:p>253.115<text:s/></text:p>
          </table:table-cell>
          <table:table-cell office:value-type="float" office:value="6594424.54" table:style-name="ce17">
            <text:p>6.594.425<text:s/></text:p>
          </table:table-cell>
          <table:table-cell office:value-type="float" office:value="8157.57" table:style-name="ce17">
            <text:p>8.158<text:s/></text:p>
          </table:table-cell>
          <table:table-cell office:value-type="float" office:value="18457134.109999999" table:style-name="ce17">
            <text:p>18.457.134<text:s/></text:p>
          </table:table-cell>
          <table:table-cell office:value-type="float" office:value="178634344.41999999" table:style-name="ce17">
            <text:p>178.634.344<text:s/></text:p>
          </table:table-cell>
          <table:table-cell office:value-type="float" office:value="141374.12" table:style-name="ce17">
            <text:p>141.374<text:s/></text:p>
          </table:table-cell>
          <table:table-cell office:value-type="float" office:value="725293.69" table:style-name="ce17">
            <text:p>725.294<text:s/></text:p>
          </table:table-cell>
          <table:table-cell office:value-type="float" office:value="7457.28" table:style-name="ce17">
            <text:p>7.457<text:s/></text:p>
          </table:table-cell>
          <table:table-cell office:value-type="float" office:value="45016547.210000001" table:style-name="ce17">
            <text:p>45.016.547<text:s/></text:p>
          </table:table-cell>
          <table:table-cell office:value-type="float" office:value="2228456.7999999998" table:style-name="ce17">
            <text:p>2.228.457<text:s/></text:p>
          </table:table-cell>
          <table:table-cell office:value-type="float" office:value="1037862.14" table:style-name="ce17">
            <text:p>1.037.862<text:s/></text:p>
          </table:table-cell>
          <table:table-cell office:value-type="float" office:value="606425965.48000002" table:style-name="ce17">
            <text:p>606.425.965<text:s/></text:p>
          </table:table-cell>
          <table:table-cell office:value-type="float" office:value="11325.83" table:style-name="ce17">
            <text:p>11.326<text:s/></text:p>
          </table:table-cell>
          <table:table-cell office:value-type="float" office:value="1008564846.2199999" table:style-name="ce18">
            <text:p>1.008.564.84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12964621.190000001" table:style-name="ce17">
            <text:p>12.964.621<text:s/></text:p>
          </table:table-cell>
          <table:table-cell office:value-type="float" office:value="36045325.789999999" table:style-name="ce17">
            <text:p>36.045.326<text:s/></text:p>
          </table:table-cell>
          <table:table-cell office:value-type="float" office:value="135411810.65000001" table:style-name="ce17">
            <text:p>135.411.811<text:s/></text:p>
          </table:table-cell>
          <table:table-cell office:value-type="float" office:value="11005154.66" table:style-name="ce17">
            <text:p>11.005.155<text:s/></text:p>
          </table:table-cell>
          <table:table-cell office:value-type="float" office:value="284361267.41000003" table:style-name="ce17">
            <text:p>284.361.267<text:s/></text:p>
          </table:table-cell>
          <table:table-cell office:value-type="float" office:value="230418619.10000002" table:style-name="ce17">
            <text:p>230.418.619<text:s/></text:p>
          </table:table-cell>
          <table:table-cell office:value-type="float" office:value="447516178.11000001" table:style-name="ce17">
            <text:p>447.516.178<text:s/></text:p>
          </table:table-cell>
          <table:table-cell office:value-type="float" office:value="199773801.29000002" table:style-name="ce17">
            <text:p>199.773.801<text:s/></text:p>
          </table:table-cell>
          <table:table-cell office:value-type="float" office:value="257364591.22999999" table:style-name="ce17">
            <text:p>257.364.591<text:s/></text:p>
          </table:table-cell>
          <table:table-cell office:value-type="float" office:value="69945243.75" table:style-name="ce17">
            <text:p>69.945.244<text:s/></text:p>
          </table:table-cell>
          <table:table-cell office:value-type="float" office:value="1043917661.5600001" table:style-name="ce17">
            <text:p>1.043.917.662<text:s/></text:p>
          </table:table-cell>
          <table:table-cell office:value-type="float" office:value="113255364.23" table:style-name="ce17">
            <text:p>113.255.364<text:s/></text:p>
          </table:table-cell>
          <table:table-cell office:value-type="float" office:value="188365347.96999997" table:style-name="ce17">
            <text:p>188.365.348<text:s/></text:p>
          </table:table-cell>
          <table:table-cell office:value-type="float" office:value="116408701.66" table:style-name="ce17">
            <text:p>116.408.702<text:s/></text:p>
          </table:table-cell>
          <table:table-cell office:value-type="float" office:value="78091755.390000001" table:style-name="ce17">
            <text:p>78.091.755<text:s/></text:p>
          </table:table-cell>
          <table:table-cell office:value-type="float" office:value="249021184.60999998" table:style-name="ce17">
            <text:p>249.021.185<text:s/></text:p>
          </table:table-cell>
          <table:table-cell office:value-type="float" office:value="54985141.290000007" table:style-name="ce17">
            <text:p>54.985.141<text:s/></text:p>
          </table:table-cell>
          <table:table-cell office:value-type="float" office:value="806724564.25999999" table:style-name="ce17">
            <text:p>806.724.564<text:s/></text:p>
          </table:table-cell>
          <table:table-cell office:value-type="float" office:value="3076847613.3699999" table:style-name="ce17">
            <text:p>3.076.847.613<text:s/></text:p>
          </table:table-cell>
          <table:table-cell office:value-type="float" office:value="73895564.950000003" table:style-name="ce17">
            <text:p>73.895.565<text:s/></text:p>
          </table:table-cell>
          <table:table-cell office:value-type="float" office:value="96451742.560000002" table:style-name="ce17">
            <text:p>96.451.743<text:s/></text:p>
          </table:table-cell>
          <table:table-cell office:value-type="float" office:value="10887306.119999999" table:style-name="ce17">
            <text:p>10.887.306<text:s/></text:p>
          </table:table-cell>
          <table:table-cell office:value-type="float" office:value="916644245.13" table:style-name="ce17">
            <text:p>916.644.245<text:s/></text:p>
          </table:table-cell>
          <table:table-cell office:value-type="float" office:value="586811728.42000008" table:style-name="ce17">
            <text:p>586.811.728<text:s/></text:p>
          </table:table-cell>
          <table:table-cell office:value-type="float" office:value="35456095.600000001" table:style-name="ce17">
            <text:p>35.456.096<text:s/></text:p>
          </table:table-cell>
          <table:table-cell office:value-type="float" office:value="6038884492.7400007" table:style-name="ce17">
            <text:p>6.038.884.493<text:s/></text:p>
          </table:table-cell>
          <table:table-cell office:value-type="float" office:value="27178892.089999996" table:style-name="ce17">
            <text:p>27.178.892<text:s/></text:p>
          </table:table-cell>
          <table:table-cell office:value-type="float" office:value="15198634015.130001" table:style-name="ce18">
            <text:p>15.198.634.01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9014321.6400000006" table:style-name="ce17">
            <text:p>9.014.322<text:s/></text:p>
          </table:table-cell>
          <table:table-cell office:value-type="float" office:value="34153177.07" table:style-name="ce17">
            <text:p>34.153.177<text:s/></text:p>
          </table:table-cell>
          <table:table-cell office:value-type="float" office:value="96494821.010000005" table:style-name="ce17">
            <text:p>96.494.821<text:s/></text:p>
          </table:table-cell>
          <table:table-cell office:value-type="float" office:value="5903793.9199999999" table:style-name="ce17">
            <text:p>5.903.794<text:s/></text:p>
          </table:table-cell>
          <table:table-cell office:value-type="float" office:value="196438998.40000001" table:style-name="ce17">
            <text:p>196.438.998<text:s/></text:p>
          </table:table-cell>
          <table:table-cell office:value-type="float" office:value="166677630" table:style-name="ce17">
            <text:p>166.677.630<text:s/></text:p>
          </table:table-cell>
          <table:table-cell office:value-type="float" office:value="3684768319.6199999" table:style-name="ce17">
            <text:p>3.684.768.320<text:s/></text:p>
          </table:table-cell>
          <table:table-cell office:value-type="float" office:value="114264896.66" table:style-name="ce17">
            <text:p>114.264.897<text:s/></text:p>
          </table:table-cell>
          <table:table-cell office:value-type="float" office:value="123741550.87" table:style-name="ce17">
            <text:p>123.741.551<text:s/></text:p>
          </table:table-cell>
          <table:table-cell office:value-type="float" office:value="40098663.710000001" table:style-name="ce17">
            <text:p>40.098.664<text:s/></text:p>
          </table:table-cell>
          <table:table-cell office:value-type="float" office:value="548716631.20000005" table:style-name="ce17">
            <text:p>548.716.631<text:s/></text:p>
          </table:table-cell>
          <table:table-cell office:value-type="float" office:value="51036565.979999997" table:style-name="ce17">
            <text:p>51.036.566<text:s/></text:p>
          </table:table-cell>
          <table:table-cell office:value-type="float" office:value="83795355.299999997" table:style-name="ce17">
            <text:p>83.795.355<text:s/></text:p>
          </table:table-cell>
          <table:table-cell office:value-type="float" office:value="83063444.390000001" table:style-name="ce17">
            <text:p>83.063.444<text:s/></text:p>
          </table:table-cell>
          <table:table-cell office:value-type="float" office:value="56346521.719999999" table:style-name="ce17">
            <text:p>56.346.522<text:s/></text:p>
          </table:table-cell>
          <table:table-cell office:value-type="float" office:value="158821828.38" table:style-name="ce17">
            <text:p>158.821.828<text:s/></text:p>
          </table:table-cell>
          <table:table-cell office:value-type="float" office:value="27422201.829999998" table:style-name="ce17">
            <text:p>27.422.202<text:s/></text:p>
          </table:table-cell>
          <table:table-cell office:value-type="float" office:value="444001541.75999999" table:style-name="ce17">
            <text:p>444.001.542<text:s/></text:p>
          </table:table-cell>
          <table:table-cell office:value-type="float" office:value="2555371829.3800001" table:style-name="ce17">
            <text:p>2.555.371.829<text:s/></text:p>
          </table:table-cell>
          <table:table-cell office:value-type="float" office:value="46610627.399999999" table:style-name="ce17">
            <text:p>46.610.627<text:s/></text:p>
          </table:table-cell>
          <table:table-cell office:value-type="float" office:value="21111032.640000001" table:style-name="ce17">
            <text:p>21.111.033<text:s/></text:p>
          </table:table-cell>
          <table:table-cell office:value-type="float" office:value="8275516.2699999996" table:style-name="ce17">
            <text:p>8.275.516<text:s/></text:p>
          </table:table-cell>
          <table:table-cell office:value-type="float" office:value="535507167.70999998" table:style-name="ce17">
            <text:p>535.507.168<text:s/></text:p>
          </table:table-cell>
          <table:table-cell office:value-type="float" office:value="257186204.15000001" table:style-name="ce17">
            <text:p>257.186.204<text:s/></text:p>
          </table:table-cell>
          <table:table-cell office:value-type="float" office:value="29911371.530000001" table:style-name="ce17">
            <text:p>29.911.372<text:s/></text:p>
          </table:table-cell>
          <table:table-cell office:value-type="float" office:value="6858552276.2200003" table:style-name="ce17">
            <text:p>6.858.552.276<text:s/></text:p>
          </table:table-cell>
          <table:table-cell office:value-type="float" office:value="13708352.48" table:style-name="ce17">
            <text:p>13.708.352<text:s/></text:p>
          </table:table-cell>
          <table:table-cell office:value-type="float" office:value="16250994641.240002" table:style-name="ce18">
            <text:p>16.250.994.64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8203436.9299999997" table:style-name="ce17">
            <text:p>8.203.437<text:s/></text:p>
          </table:table-cell>
          <table:table-cell office:value-type="float" office:value="30977336.09" table:style-name="ce17">
            <text:p>30.977.336<text:s/></text:p>
          </table:table-cell>
          <table:table-cell office:value-type="float" office:value="73096149.140000001" table:style-name="ce17">
            <text:p>73.096.149<text:s/></text:p>
          </table:table-cell>
          <table:table-cell office:value-type="float" office:value="5342460.7699999996" table:style-name="ce17">
            <text:p>5.342.461<text:s/></text:p>
          </table:table-cell>
          <table:table-cell office:value-type="float" office:value="153362298.90000001" table:style-name="ce17">
            <text:p>153.362.299<text:s/></text:p>
          </table:table-cell>
          <table:table-cell office:value-type="float" office:value="126286372.48999999" table:style-name="ce17">
            <text:p>126.286.372<text:s/></text:p>
          </table:table-cell>
          <table:table-cell office:value-type="float" office:value="2973306248.0999999" table:style-name="ce17">
            <text:p>2.973.306.248<text:s/></text:p>
          </table:table-cell>
          <table:table-cell office:value-type="float" office:value="82105275" table:style-name="ce17">
            <text:p>82.105.275<text:s/></text:p>
          </table:table-cell>
          <table:table-cell office:value-type="float" office:value="101411606.06" table:style-name="ce17">
            <text:p>101.411.606<text:s/></text:p>
          </table:table-cell>
          <table:table-cell office:value-type="float" office:value="35520278.549999997" table:style-name="ce17">
            <text:p>35.520.279<text:s/></text:p>
          </table:table-cell>
          <table:table-cell office:value-type="float" office:value="410337252.10000002" table:style-name="ce17">
            <text:p>410.337.252<text:s/></text:p>
          </table:table-cell>
          <table:table-cell office:value-type="float" office:value="42285659.369999997" table:style-name="ce17">
            <text:p>42.285.659<text:s/></text:p>
          </table:table-cell>
          <table:table-cell office:value-type="float" office:value="64081785.07" table:style-name="ce17">
            <text:p>64.081.785<text:s/></text:p>
          </table:table-cell>
          <table:table-cell office:value-type="float" office:value="70698571.450000003" table:style-name="ce17">
            <text:p>70.698.571<text:s/></text:p>
          </table:table-cell>
          <table:table-cell office:value-type="float" office:value="52016049.329999998" table:style-name="ce17">
            <text:p>52.016.049<text:s/></text:p>
          </table:table-cell>
          <table:table-cell office:value-type="float" office:value="133533578.48" table:style-name="ce17">
            <text:p>133.533.578<text:s/></text:p>
          </table:table-cell>
          <table:table-cell office:value-type="float" office:value="24022699.210000001" table:style-name="ce17">
            <text:p>24.022.699<text:s/></text:p>
          </table:table-cell>
          <table:table-cell office:value-type="float" office:value="291729869.58999997" table:style-name="ce17">
            <text:p>291.729.870<text:s/></text:p>
          </table:table-cell>
          <table:table-cell office:value-type="float" office:value="1095739357.76" table:style-name="ce17">
            <text:p>1.095.739.358<text:s/></text:p>
          </table:table-cell>
          <table:table-cell office:value-type="float" office:value="42099143.119999997" table:style-name="ce17">
            <text:p>42.099.143<text:s/></text:p>
          </table:table-cell>
          <table:table-cell office:value-type="float" office:value="18480359.800000001" table:style-name="ce17">
            <text:p>18.480.360<text:s/></text:p>
          </table:table-cell>
          <table:table-cell office:value-type="float" office:value="7808907.6900000004" table:style-name="ce17">
            <text:p>7.808.908<text:s/></text:p>
          </table:table-cell>
          <table:table-cell office:value-type="float" office:value="376131021.43000001" table:style-name="ce17">
            <text:p>376.131.021<text:s/></text:p>
          </table:table-cell>
          <table:table-cell office:value-type="float" office:value="184181435.53999999" table:style-name="ce17">
            <text:p>184.181.436<text:s/></text:p>
          </table:table-cell>
          <table:table-cell office:value-type="float" office:value="24397522.59" table:style-name="ce17">
            <text:p>24.397.523<text:s/></text:p>
          </table:table-cell>
          <table:table-cell office:value-type="float" office:value="3074323259.3600001" table:style-name="ce17">
            <text:p>3.074.323.259<text:s/></text:p>
          </table:table-cell>
          <table:table-cell office:value-type="float" office:value="11847179.34" table:style-name="ce17">
            <text:p>11.847.179<text:s/></text:p>
          </table:table-cell>
          <table:table-cell office:value-type="float" office:value="9513325113.2600002" table:style-name="ce18">
            <text:p>9.513.325.11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271936.23" table:style-name="ce17">
            <text:p>271.936<text:s/></text:p>
          </table:table-cell>
          <table:table-cell office:value-type="float" office:value="1440561.47" table:style-name="ce17">
            <text:p>1.440.561<text:s/></text:p>
          </table:table-cell>
          <table:table-cell office:value-type="float" office:value="5124560.83" table:style-name="ce17">
            <text:p>5.124.561<text:s/></text:p>
          </table:table-cell>
          <table:table-cell office:value-type="float" office:value="79652.78" table:style-name="ce17">
            <text:p>79.653<text:s/></text:p>
          </table:table-cell>
          <table:table-cell office:value-type="float" office:value="10478300.84" table:style-name="ce17">
            <text:p>10.478.301<text:s/></text:p>
          </table:table-cell>
          <table:table-cell office:value-type="float" office:value="18063516.670000002" table:style-name="ce17">
            <text:p>18.063.517<text:s/></text:p>
          </table:table-cell>
          <table:table-cell office:value-type="float" office:value="321004384.56" table:style-name="ce17">
            <text:p>321.004.385<text:s/></text:p>
          </table:table-cell>
          <table:table-cell office:value-type="float" office:value="11534523.66" table:style-name="ce17">
            <text:p>11.534.524<text:s/></text:p>
          </table:table-cell>
          <table:table-cell office:value-type="float" office:value="8574731.9199999999" table:style-name="ce17">
            <text:p>8.574.732<text:s/></text:p>
          </table:table-cell>
          <table:table-cell office:value-type="float" office:value="1355574.59" table:style-name="ce17">
            <text:p>1.355.575<text:s/></text:p>
          </table:table-cell>
          <table:table-cell office:value-type="float" office:value="63598440" table:style-name="ce17">
            <text:p>63.598.440<text:s/></text:p>
          </table:table-cell>
          <table:table-cell office:value-type="float" office:value="5052810.57" table:style-name="ce17">
            <text:p>5.052.811<text:s/></text:p>
          </table:table-cell>
          <table:table-cell office:value-type="float" office:value="6782622.3200000003" table:style-name="ce17">
            <text:p>6.782.622<text:s/></text:p>
          </table:table-cell>
          <table:table-cell office:value-type="float" office:value="5013469.7" table:style-name="ce17">
            <text:p>5.013.470<text:s/></text:p>
          </table:table-cell>
          <table:table-cell office:value-type="float" office:value="2154033.84" table:style-name="ce17">
            <text:p>2.154.034<text:s/></text:p>
          </table:table-cell>
          <table:table-cell office:value-type="float" office:value="11896851.380000001" table:style-name="ce17">
            <text:p>11.896.851<text:s/></text:p>
          </table:table-cell>
          <table:table-cell office:value-type="float" office:value="1295784.92" table:style-name="ce17">
            <text:p>1.295.785<text:s/></text:p>
          </table:table-cell>
          <table:table-cell office:value-type="float" office:value="60221215.130000003" table:style-name="ce17">
            <text:p>60.221.215<text:s/></text:p>
          </table:table-cell>
          <table:table-cell office:value-type="float" office:value="686439933.79999995" table:style-name="ce17">
            <text:p>686.439.934<text:s/></text:p>
          </table:table-cell>
          <table:table-cell office:value-type="float" office:value="2112071.56" table:style-name="ce17">
            <text:p>2.112.072<text:s/></text:p>
          </table:table-cell>
          <table:table-cell office:value-type="float" office:value="1548704.15" table:style-name="ce17">
            <text:p>1.548.704<text:s/></text:p>
          </table:table-cell>
          <table:table-cell office:value-type="float" office:value="179359.41" table:style-name="ce17">
            <text:p>179.359<text:s/></text:p>
          </table:table-cell>
          <table:table-cell office:value-type="float" office:value="91219489.359999999" table:style-name="ce17">
            <text:p>91.219.489<text:s/></text:p>
          </table:table-cell>
          <table:table-cell office:value-type="float" office:value="37162280.590000004" table:style-name="ce17">
            <text:p>37.162.281<text:s/></text:p>
          </table:table-cell>
          <table:table-cell office:value-type="float" office:value="2894055.37" table:style-name="ce17">
            <text:p>2.894.055<text:s/></text:p>
          </table:table-cell>
          <table:table-cell office:value-type="float" office:value="1689246164.47" table:style-name="ce17">
            <text:p>1.689.246.164<text:s/></text:p>
          </table:table-cell>
          <table:table-cell office:value-type="float" office:value="507727.35999999999" table:style-name="ce17">
            <text:p>507.727<text:s/></text:p>
          </table:table-cell>
          <table:table-cell office:value-type="float" office:value="3045252757.48" table:style-name="ce18">
            <text:p>3.045.252.75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3295.03" table:style-name="ce17">
            <text:p>3.295<text:s/></text:p>
          </table:table-cell>
          <table:table-cell office:value-type="float" office:value="219538.67" table:style-name="ce17">
            <text:p>219.539<text:s/></text:p>
          </table:table-cell>
          <table:table-cell office:value-type="float" office:value="13526566.289999999" table:style-name="ce17">
            <text:p>13.526.566<text:s/></text:p>
          </table:table-cell>
          <table:table-cell office:value-type="float" office:value="13503.16" table:style-name="ce17">
            <text:p>13.503<text:s/></text:p>
          </table:table-cell>
          <table:table-cell office:value-type="float" office:value="19655160.48" table:style-name="ce17">
            <text:p>19.655.160<text:s/></text:p>
          </table:table-cell>
          <table:table-cell office:value-type="float" office:value="11795741" table:style-name="ce17">
            <text:p>11.795.741<text:s/></text:p>
          </table:table-cell>
          <table:table-cell office:value-type="float" office:value="257653326.60999998" table:style-name="ce17">
            <text:p>257.653.327<text:s/></text:p>
          </table:table-cell>
          <table:table-cell office:value-type="float" office:value="13454458.539999999" table:style-name="ce17">
            <text:p>13.454.459<text:s/></text:p>
          </table:table-cell>
          <table:table-cell office:value-type="float" office:value="6782378.21" table:style-name="ce17">
            <text:p>6.782.378<text:s/></text:p>
          </table:table-cell>
          <table:table-cell office:value-type="float" office:value="808088.15" table:style-name="ce17">
            <text:p>808.088<text:s/></text:p>
          </table:table-cell>
          <table:table-cell office:value-type="float" office:value="40354437.840000004" table:style-name="ce17">
            <text:p>40.354.438<text:s/></text:p>
          </table:table-cell>
          <table:table-cell office:value-type="float" office:value="1259840.55" table:style-name="ce17">
            <text:p>1.259.841<text:s/></text:p>
          </table:table-cell>
          <table:table-cell office:value-type="float" office:value="9235404.9399999995" table:style-name="ce17">
            <text:p>9.235.405<text:s/></text:p>
          </table:table-cell>
          <table:table-cell office:value-type="float" office:value="3728461.97" table:style-name="ce17">
            <text:p>3.728.462<text:s/></text:p>
          </table:table-cell>
          <table:table-cell office:value-type="float" office:value="411517.75" table:style-name="ce17">
            <text:p>411.518<text:s/></text:p>
          </table:table-cell>
          <table:table-cell office:value-type="float" office:value="5255657.66" table:style-name="ce17">
            <text:p>5.255.658<text:s/></text:p>
          </table:table-cell>
          <table:table-cell office:value-type="float" office:value="128017.22" table:style-name="ce17">
            <text:p>128.017<text:s/></text:p>
          </table:table-cell>
          <table:table-cell office:value-type="float" office:value="68563669.230000004" table:style-name="ce17">
            <text:p>68.563.669<text:s/></text:p>
          </table:table-cell>
          <table:table-cell office:value-type="float" office:value="660735809.15999997" table:style-name="ce17">
            <text:p>660.735.809<text:s/></text:p>
          </table:table-cell>
          <table:table-cell office:value-type="float" office:value="626876.18999999994" table:style-name="ce17">
            <text:p>626.876<text:s/></text:p>
          </table:table-cell>
          <table:table-cell office:value-type="float" office:value="165356.49" table:style-name="ce17">
            <text:p>165.356<text:s/></text:p>
          </table:table-cell>
          <table:table-cell office:value-type="float" office:value="6113.48" table:style-name="ce17">
            <text:p>6.113<text:s/></text:p>
          </table:table-cell>
          <table:table-cell office:value-type="float" office:value="23618394.760000002" table:style-name="ce17">
            <text:p>23.618.395<text:s/></text:p>
          </table:table-cell>
          <table:table-cell office:value-type="float" office:value="18002879.93" table:style-name="ce17">
            <text:p>18.002.880<text:s/></text:p>
          </table:table-cell>
          <table:table-cell office:value-type="float" office:value="1023976.64" table:style-name="ce17">
            <text:p>1.023.977<text:s/></text:p>
          </table:table-cell>
          <table:table-cell office:value-type="float" office:value="1641119494.6400001" table:style-name="ce17">
            <text:p>1.641.119.495<text:s/></text:p>
          </table:table-cell>
          <table:table-cell office:value-type="float" office:value="453848.52" table:style-name="ce17">
            <text:p>453.849<text:s/></text:p>
          </table:table-cell>
          <table:table-cell office:value-type="float" office:value="2798601813.1100001" table:style-name="ce18">
            <text:p>2.798.601.81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535653.45000000007" table:style-name="ce17">
            <text:p>535.653<text:s/></text:p>
          </table:table-cell>
          <table:table-cell office:value-type="float" office:value="1515740.84" table:style-name="ce17">
            <text:p>1.515.741<text:s/></text:p>
          </table:table-cell>
          <table:table-cell office:value-type="float" office:value="4747544.75" table:style-name="ce17">
            <text:p>4.747.545<text:s/></text:p>
          </table:table-cell>
          <table:table-cell office:value-type="float" office:value="468177.21" table:style-name="ce17">
            <text:p>468.177<text:s/></text:p>
          </table:table-cell>
          <table:table-cell office:value-type="float" office:value="12943238.180000002" table:style-name="ce17">
            <text:p>12.943.238<text:s/></text:p>
          </table:table-cell>
          <table:table-cell office:value-type="float" office:value="10531999.84" table:style-name="ce17">
            <text:p>10.532.000<text:s/></text:p>
          </table:table-cell>
          <table:table-cell office:value-type="float" office:value="132804360.34999999" table:style-name="ce17">
            <text:p>132.804.360<text:s/></text:p>
          </table:table-cell>
          <table:table-cell office:value-type="float" office:value="7170639.459999999" table:style-name="ce17">
            <text:p>7.170.639<text:s/></text:p>
          </table:table-cell>
          <table:table-cell office:value-type="float" office:value="6972834.6800000006" table:style-name="ce17">
            <text:p>6.972.835<text:s/></text:p>
          </table:table-cell>
          <table:table-cell office:value-type="float" office:value="2414722.42" table:style-name="ce17">
            <text:p>2.414.722<text:s/></text:p>
          </table:table-cell>
          <table:table-cell office:value-type="float" office:value="34426501.259999998" table:style-name="ce17">
            <text:p>34.426.501<text:s/></text:p>
          </table:table-cell>
          <table:table-cell office:value-type="float" office:value="2438255.4900000002" table:style-name="ce17">
            <text:p>2.438.255<text:s/></text:p>
          </table:table-cell>
          <table:table-cell office:value-type="float" office:value="3695542.97" table:style-name="ce17">
            <text:p>3.695.543<text:s/></text:p>
          </table:table-cell>
          <table:table-cell office:value-type="float" office:value="3622941.27" table:style-name="ce17">
            <text:p>3.622.941<text:s/></text:p>
          </table:table-cell>
          <table:table-cell office:value-type="float" office:value="1764920.7999999998" table:style-name="ce17">
            <text:p>1.764.921<text:s/></text:p>
          </table:table-cell>
          <table:table-cell office:value-type="float" office:value="8135740.8600000003" table:style-name="ce17">
            <text:p>8.135.741<text:s/></text:p>
          </table:table-cell>
          <table:table-cell office:value-type="float" office:value="1975700.48" table:style-name="ce17">
            <text:p>1.975.700<text:s/></text:p>
          </table:table-cell>
          <table:table-cell office:value-type="float" office:value="23486787.810000002" table:style-name="ce17">
            <text:p>23.486.788<text:s/></text:p>
          </table:table-cell>
          <table:table-cell office:value-type="float" office:value="112456728.66" table:style-name="ce17">
            <text:p>112.456.729<text:s/></text:p>
          </table:table-cell>
          <table:table-cell office:value-type="float" office:value="1772536.53" table:style-name="ce17">
            <text:p>1.772.537<text:s/></text:p>
          </table:table-cell>
          <table:table-cell office:value-type="float" office:value="916612.2" table:style-name="ce17">
            <text:p>916.612<text:s/></text:p>
          </table:table-cell>
          <table:table-cell office:value-type="float" office:value="281135.69" table:style-name="ce17">
            <text:p>281.136<text:s/></text:p>
          </table:table-cell>
          <table:table-cell office:value-type="float" office:value="44538262.159999996" table:style-name="ce17">
            <text:p>44.538.262<text:s/></text:p>
          </table:table-cell>
          <table:table-cell office:value-type="float" office:value="17839608.09" table:style-name="ce17">
            <text:p>17.839.608<text:s/></text:p>
          </table:table-cell>
          <table:table-cell office:value-type="float" office:value="1595816.93" table:style-name="ce17">
            <text:p>1.595.817<text:s/></text:p>
          </table:table-cell>
          <table:table-cell office:value-type="float" office:value="453863357.75" table:style-name="ce17">
            <text:p>453.863.358<text:s/></text:p>
          </table:table-cell>
          <table:table-cell office:value-type="float" office:value="899597.26" table:style-name="ce17">
            <text:p>899.597<text:s/></text:p>
          </table:table-cell>
          <table:table-cell office:value-type="float" office:value="893814957.38999999" table:style-name="ce18">
            <text:p>893.814.95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631393.6" table:style-name="ce17">
            <text:p>631.394<text:s/></text:p>
          </table:table-cell>
          <table:table-cell office:value-type="float" office:value="2023080.49" table:style-name="ce17">
            <text:p>2.023.080<text:s/></text:p>
          </table:table-cell>
          <table:table-cell office:value-type="float" office:value="5633401.4900000002" table:style-name="ce17">
            <text:p>5.633.401<text:s/></text:p>
          </table:table-cell>
          <table:table-cell office:value-type="float" office:value="581923.04" table:style-name="ce17">
            <text:p>581.923<text:s/></text:p>
          </table:table-cell>
          <table:table-cell office:value-type="float" office:value="5263479.54" table:style-name="ce17">
            <text:p>5.263.480<text:s/></text:p>
          </table:table-cell>
          <table:table-cell office:value-type="float" office:value="3214075.97" table:style-name="ce17">
            <text:p>3.214.076<text:s/></text:p>
          </table:table-cell>
          <table:table-cell office:value-type="float" office:value="496945550.29000002" table:style-name="ce17">
            <text:p>496.945.550<text:s/></text:p>
          </table:table-cell>
          <table:table-cell office:value-type="float" office:value="13667591.17" table:style-name="ce17">
            <text:p>13.667.591<text:s/></text:p>
          </table:table-cell>
          <table:table-cell office:value-type="float" office:value="8894857.7599999998" table:style-name="ce17">
            <text:p>8.894.858<text:s/></text:p>
          </table:table-cell>
          <table:table-cell office:value-type="float" office:value="402381.46" table:style-name="ce17">
            <text:p>402.381<text:s/></text:p>
          </table:table-cell>
          <table:table-cell office:value-type="float" office:value="77752226.890000001" table:style-name="ce17">
            <text:p>77.752.227<text:s/></text:p>
          </table:table-cell>
          <table:table-cell office:value-type="float" office:value="6035172.1100000003" table:style-name="ce17">
            <text:p>6.035.172<text:s/></text:p>
          </table:table-cell>
          <table:table-cell office:value-type="float" office:value="13258878.460000001" table:style-name="ce17">
            <text:p>13.258.878<text:s/></text:p>
          </table:table-cell>
          <table:table-cell office:value-type="float" office:value="11112966.82" table:style-name="ce17">
            <text:p>11.112.967<text:s/></text:p>
          </table:table-cell>
          <table:table-cell office:value-type="float" office:value="1591007.25" table:style-name="ce17">
            <text:p>1.591.007<text:s/></text:p>
          </table:table-cell>
          <table:table-cell office:value-type="float" office:value="12860972.810000001" table:style-name="ce17">
            <text:p>12.860.973<text:s/></text:p>
          </table:table-cell>
          <table:table-cell office:value-type="float" office:value="829979.83" table:style-name="ce17">
            <text:p>829.980<text:s/></text:p>
          </table:table-cell>
          <table:table-cell office:value-type="float" office:value="61267758.649999999" table:style-name="ce17">
            <text:p>61.267.759<text:s/></text:p>
          </table:table-cell>
          <table:table-cell office:value-type="float" office:value="102418112.20999999" table:style-name="ce17">
            <text:p>102.418.112<text:s/></text:p>
          </table:table-cell>
          <table:table-cell office:value-type="float" office:value="1746752.65" table:style-name="ce17">
            <text:p>1.746.753<text:s/></text:p>
          </table:table-cell>
          <table:table-cell office:value-type="float" office:value="6245588.4900000002" table:style-name="ce17">
            <text:p>6.245.588<text:s/></text:p>
          </table:table-cell>
          <table:table-cell office:value-type="float" office:value="415538.05" table:style-name="ce17">
            <text:p>415.538<text:s/></text:p>
          </table:table-cell>
          <table:table-cell office:value-type="float" office:value="106853721.55" table:style-name="ce17">
            <text:p>106.853.722<text:s/></text:p>
          </table:table-cell>
          <table:table-cell office:value-type="float" office:value="25194663.190000001" table:style-name="ce17">
            <text:p>25.194.663<text:s/></text:p>
          </table:table-cell>
          <table:table-cell office:value-type="float" office:value="4696424.8899999997" table:style-name="ce17">
            <text:p>4.696.425<text:s/></text:p>
          </table:table-cell>
          <table:table-cell office:value-type="float" office:value="2000130140.71" table:style-name="ce17">
            <text:p>2.000.130.141<text:s/></text:p>
          </table:table-cell>
          <table:table-cell office:value-type="float" office:value="239166.78" table:style-name="ce17">
            <text:p>239.167<text:s/></text:p>
          </table:table-cell>
          <table:table-cell office:value-type="float" office:value="2969906806.1500001" table:style-name="ce18">
            <text:p>2.969.906.80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118743.23" table:style-name="ce17">
            <text:p>118.743<text:s/></text:p>
          </table:table-cell>
          <table:table-cell office:value-type="float" office:value="386035.01" table:style-name="ce17">
            <text:p>386.035<text:s/></text:p>
          </table:table-cell>
          <table:table-cell office:value-type="float" office:value="238224.2" table:style-name="ce17">
            <text:p>238.224<text:s/></text:p>
          </table:table-cell>
          <table:table-cell office:value-type="float" office:value="34448.769999999997" table:style-name="ce17">
            <text:p>34.449<text:s/></text:p>
          </table:table-cell>
          <table:table-cell office:value-type="float" office:value="3881703.21" table:style-name="ce17">
            <text:p>3.881.703<text:s/></text:p>
          </table:table-cell>
          <table:table-cell office:value-type="float" office:value="280901.01" table:style-name="ce17">
            <text:p>280.901<text:s/></text:p>
          </table:table-cell>
          <table:table-cell office:value-type="float" office:value="196241.62" table:style-name="ce17">
            <text:p>196.242<text:s/></text:p>
          </table:table-cell>
          <table:table-cell office:value-type="float" office:value="510921.51" table:style-name="ce17">
            <text:p>510.922<text:s/></text:p>
          </table:table-cell>
          <table:table-cell office:value-type="float" office:value="17565327.75" table:style-name="ce17">
            <text:p>17.565.328<text:s/></text:p>
          </table:table-cell>
          <table:table-cell office:value-type="float" office:value="730512.86" table:style-name="ce17">
            <text:p>730.513<text:s/></text:p>
          </table:table-cell>
          <table:table-cell office:value-type="float" office:value="12648718.439999999" table:style-name="ce17">
            <text:p>12.648.718<text:s/></text:p>
          </table:table-cell>
          <table:table-cell office:value-type="float" office:value="34754953.079999998" table:style-name="ce17">
            <text:p>34.754.953<text:s/></text:p>
          </table:table-cell>
          <table:table-cell office:value-type="float" office:value="26248762.870000001" table:style-name="ce17">
            <text:p>26.248.763<text:s/></text:p>
          </table:table-cell>
          <table:table-cell office:value-type="float" office:value="2536811" table:style-name="ce17">
            <text:p>2.536.811<text:s/></text:p>
          </table:table-cell>
          <table:table-cell office:value-type="float" office:value="344732.84" table:style-name="ce17">
            <text:p>344.733<text:s/></text:p>
          </table:table-cell>
          <table:table-cell office:value-type="float" office:value="618685.13" table:style-name="ce17">
            <text:p>618.685<text:s/></text:p>
          </table:table-cell>
          <table:table-cell office:value-type="float" office:value="1414569.49" table:style-name="ce17">
            <text:p>1.414.569<text:s/></text:p>
          </table:table-cell>
          <table:table-cell office:value-type="float" office:value="13873908.5" table:style-name="ce17">
            <text:p>13.873.909<text:s/></text:p>
          </table:table-cell>
          <table:table-cell office:value-type="float" office:value="1437940.94" table:style-name="ce17">
            <text:p>1.437.941<text:s/></text:p>
          </table:table-cell>
          <table:table-cell office:value-type="float" office:value="219880.82" table:style-name="ce17">
            <text:p>219.881<text:s/></text:p>
          </table:table-cell>
          <table:table-cell office:value-type="float" office:value="881045.01" table:style-name="ce17">
            <text:p>881.045<text:s/></text:p>
          </table:table-cell>
          <table:table-cell office:value-type="float" office:value="173907.02" table:style-name="ce17">
            <text:p>173.907<text:s/></text:p>
          </table:table-cell>
          <table:table-cell office:value-type="float" office:value="16622821.369999999" table:style-name="ce17">
            <text:p>16.622.821<text:s/></text:p>
          </table:table-cell>
          <table:table-cell office:value-type="float" office:value="1694744.5" table:style-name="ce17">
            <text:p>1.694.745<text:s/></text:p>
          </table:table-cell>
          <table:table-cell office:value-type="float" office:value="272979.55" table:style-name="ce17">
            <text:p>272.980<text:s/></text:p>
          </table:table-cell>
          <table:table-cell office:value-type="float" office:value="28091642.969999999" table:style-name="ce17">
            <text:p>28.091.643<text:s/></text:p>
          </table:table-cell>
          <table:table-cell office:value-type="float" office:value="2434542.6" table:style-name="ce17">
            <text:p>2.434.543<text:s/></text:p>
          </table:table-cell>
          <table:table-cell office:value-type="float" office:value="168213705.29999998" table:style-name="ce18">
            <text:p>168.213.70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13842839.4" table:style-name="ce17">
            <text:p>13.842.839<text:s/></text:p>
          </table:table-cell>
          <table:table-cell office:value-type="float" office:value="67005040.07" table:style-name="ce17">
            <text:p>67.005.040<text:s/></text:p>
          </table:table-cell>
          <table:table-cell office:value-type="float" office:value="285805284.91000003" table:style-name="ce17">
            <text:p>285.805.285<text:s/></text:p>
          </table:table-cell>
          <table:table-cell office:value-type="float" office:value="8049330.4100000001" table:style-name="ce17">
            <text:p>8.049.330<text:s/></text:p>
          </table:table-cell>
          <table:table-cell office:value-type="float" office:value="490249033.66000003" table:style-name="ce17">
            <text:p>490.249.034<text:s/></text:p>
          </table:table-cell>
          <table:table-cell office:value-type="float" office:value="283324858.98000002" table:style-name="ce17">
            <text:p>283.324.859<text:s/></text:p>
          </table:table-cell>
          <table:table-cell office:value-type="float" office:value="754481436.34000003" table:style-name="ce17">
            <text:p>754.481.436<text:s/></text:p>
          </table:table-cell>
          <table:table-cell office:value-type="float" office:value="365811666.31999999" table:style-name="ce17">
            <text:p>365.811.666<text:s/></text:p>
          </table:table-cell>
          <table:table-cell office:value-type="float" office:value="237893295.81" table:style-name="ce17">
            <text:p>237.893.296<text:s/></text:p>
          </table:table-cell>
          <table:table-cell office:value-type="float" office:value="369654573.31999999" table:style-name="ce17">
            <text:p>369.654.573<text:s/></text:p>
          </table:table-cell>
          <table:table-cell office:value-type="float" office:value="951148306.52999997" table:style-name="ce17">
            <text:p>951.148.307<text:s/></text:p>
          </table:table-cell>
          <table:table-cell office:value-type="float" office:value="87324496.760000005" table:style-name="ce17">
            <text:p>87.324.497<text:s/></text:p>
          </table:table-cell>
          <table:table-cell office:value-type="float" office:value="143000020.59" table:style-name="ce17">
            <text:p>143.000.021<text:s/></text:p>
          </table:table-cell>
          <table:table-cell office:value-type="float" office:value="113372844.01000001" table:style-name="ce17">
            <text:p>113.372.844<text:s/></text:p>
          </table:table-cell>
          <table:table-cell office:value-type="float" office:value="68222800.609999999" table:style-name="ce17">
            <text:p>68.222.801<text:s/></text:p>
          </table:table-cell>
          <table:table-cell office:value-type="float" office:value="432451392.00999999" table:style-name="ce17">
            <text:p>432.451.392<text:s/></text:p>
          </table:table-cell>
          <table:table-cell office:value-type="float" office:value="95585625.019999996" table:style-name="ce17">
            <text:p>95.585.625<text:s/></text:p>
          </table:table-cell>
          <table:table-cell office:value-type="float" office:value="1051512212.77" table:style-name="ce17">
            <text:p>1.051.512.213<text:s/></text:p>
          </table:table-cell>
          <table:table-cell office:value-type="float" office:value="4909840179.4499998" table:style-name="ce17">
            <text:p>4.909.840.179<text:s/></text:p>
          </table:table-cell>
          <table:table-cell office:value-type="float" office:value="69724067.510000005" table:style-name="ce17">
            <text:p>69.724.068<text:s/></text:p>
          </table:table-cell>
          <table:table-cell office:value-type="float" office:value="83102127.560000002" table:style-name="ce17">
            <text:p>83.102.128<text:s/></text:p>
          </table:table-cell>
          <table:table-cell office:value-type="float" office:value="10332464.1" table:style-name="ce17">
            <text:p>10.332.464<text:s/></text:p>
          </table:table-cell>
          <table:table-cell office:value-type="float" office:value="979167993.19000006" table:style-name="ce17">
            <text:p>979.167.993<text:s/></text:p>
          </table:table-cell>
          <table:table-cell office:value-type="float" office:value="1088319833.24" table:style-name="ce17">
            <text:p>1.088.319.833<text:s/></text:p>
          </table:table-cell>
          <table:table-cell office:value-type="float" office:value="41364332.560000002" table:style-name="ce17">
            <text:p>41.364.333<text:s/></text:p>
          </table:table-cell>
          <table:table-cell office:value-type="float" office:value="8009704286.2299995" table:style-name="ce17">
            <text:p>8.009.704.286<text:s/></text:p>
          </table:table-cell>
          <table:table-cell office:value-type="float" office:value="29312343.890000001" table:style-name="ce17">
            <text:p>29.312.344<text:s/></text:p>
          </table:table-cell>
          <table:table-cell office:value-type="float" office:value="21039602685.25" table:style-name="ce18">
            <text:p>21.039.602.68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10890.68" table:style-name="ce17">
            <text:p>10.891<text:s/></text:p>
          </table:table-cell>
          <table:table-cell office:value-type="float" office:value="56567.63" table:style-name="ce17">
            <text:p>56.568<text:s/></text:p>
          </table:table-cell>
          <table:table-cell office:value-type="float" office:value="196682.07" table:style-name="ce17">
            <text:p>196.682<text:s/></text:p>
          </table:table-cell>
          <table:table-cell office:value-type="float" office:value="28394.639999999999" table:style-name="ce17">
            <text:p>28.395<text:s/></text:p>
          </table:table-cell>
          <table:table-cell office:value-type="float" office:value="1234106.33" table:style-name="ce17">
            <text:p>1.234.106<text:s/></text:p>
          </table:table-cell>
          <table:table-cell office:value-type="float" office:value="19125313.030000001" table:style-name="ce17">
            <text:p>19.125.313<text:s/></text:p>
          </table:table-cell>
          <table:table-cell office:value-type="float" office:value="294589493.13999999" table:style-name="ce17">
            <text:p>294.589.493<text:s/></text:p>
          </table:table-cell>
          <table:table-cell office:value-type="float" office:value="6596091.5099999998" table:style-name="ce17">
            <text:p>6.596.092<text:s/></text:p>
          </table:table-cell>
          <table:table-cell office:value-type="float" office:value="336137.74" table:style-name="ce17">
            <text:p>336.138<text:s/></text:p>
          </table:table-cell>
          <table:table-cell office:value-type="float" office:value="27615.17" table:style-name="ce17">
            <text:p>27.615<text:s/></text:p>
          </table:table-cell>
          <table:table-cell office:value-type="float" office:value="31000914.149999999" table:style-name="ce17">
            <text:p>31.000.914<text:s/></text:p>
          </table:table-cell>
          <table:table-cell office:value-type="float" office:value="7443.48" table:style-name="ce17">
            <text:p>7.443<text:s/></text:p>
          </table:table-cell>
          <table:table-cell office:value-type="float" office:value="140443.72" table:style-name="ce17">
            <text:p>140.444<text:s/></text:p>
          </table:table-cell>
          <table:table-cell office:value-type="float" office:value="9983109.1300000008" table:style-name="ce17">
            <text:p>9.983.109<text:s/></text:p>
          </table:table-cell>
          <table:table-cell office:value-type="float" office:value="26826.47" table:style-name="ce17">
            <text:p>26.826<text:s/></text:p>
          </table:table-cell>
          <table:table-cell office:value-type="float" office:value="930744.04" table:style-name="ce17">
            <text:p>930.744<text:s/></text:p>
          </table:table-cell>
          <table:table-cell office:value-type="float" office:value="44069.91" table:style-name="ce17">
            <text:p>44.070<text:s/></text:p>
          </table:table-cell>
          <table:table-cell office:value-type="float" office:value="8445026.3499999996" table:style-name="ce17">
            <text:p>8.445.026<text:s/></text:p>
          </table:table-cell>
          <table:table-cell office:value-type="float" office:value="164886909.68000001" table:style-name="ce17">
            <text:p>164.886.910<text:s/></text:p>
          </table:table-cell>
          <table:table-cell office:value-type="float" office:value="132509.53" table:style-name="ce17">
            <text:p>132.510<text:s/></text:p>
          </table:table-cell>
          <table:table-cell office:value-type="float" office:value="137741.6" table:style-name="ce17">
            <text:p>137.742<text:s/></text:p>
          </table:table-cell>
          <table:table-cell office:value-type="float" office:value="3639.53" table:style-name="ce17">
            <text:p>3.640<text:s/></text:p>
          </table:table-cell>
          <table:table-cell office:value-type="float" office:value="43706234.789999999" table:style-name="ce17">
            <text:p>43.706.235<text:s/></text:p>
          </table:table-cell>
          <table:table-cell office:value-type="float" office:value="1453446.72" table:style-name="ce17">
            <text:p>1.453.447<text:s/></text:p>
          </table:table-cell>
          <table:table-cell office:value-type="float" office:value="1748474.47" table:style-name="ce17">
            <text:p>1.748.474<text:s/></text:p>
          </table:table-cell>
          <table:table-cell office:value-type="float" office:value="1102690999.8800001" table:style-name="ce17">
            <text:p>1.102.691.000<text:s/></text:p>
          </table:table-cell>
          <table:table-cell office:value-type="float" office:value="17881.02" table:style-name="ce17">
            <text:p>17.881<text:s/></text:p>
          </table:table-cell>
          <table:table-cell office:value-type="float" office:value="1687557706.4100003" table:style-name="ce18">
            <text:p>1.687.557.70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13831948.720000001" table:style-name="ce17">
            <text:p>13.831.949<text:s/></text:p>
          </table:table-cell>
          <table:table-cell office:value-type="float" office:value="66948472.440000005" table:style-name="ce17">
            <text:p>66.948.472<text:s/></text:p>
          </table:table-cell>
          <table:table-cell office:value-type="float" office:value="285608602.83999997" table:style-name="ce17">
            <text:p>285.608.603<text:s/></text:p>
          </table:table-cell>
          <table:table-cell office:value-type="float" office:value="8020935.7699999996" table:style-name="ce17">
            <text:p>8.020.936<text:s/></text:p>
          </table:table-cell>
          <table:table-cell office:value-type="float" office:value="489014927.32999998" table:style-name="ce17">
            <text:p>489.014.927<text:s/></text:p>
          </table:table-cell>
          <table:table-cell office:value-type="float" office:value="264199545.95000002" table:style-name="ce17">
            <text:p>264.199.546<text:s/></text:p>
          </table:table-cell>
          <table:table-cell office:value-type="float" office:value="459891943.19999999" table:style-name="ce17">
            <text:p>459.891.943<text:s/></text:p>
          </table:table-cell>
          <table:table-cell office:value-type="float" office:value="359215574.81000006" table:style-name="ce17">
            <text:p>359.215.575<text:s/></text:p>
          </table:table-cell>
          <table:table-cell office:value-type="float" office:value="237557158.06999999" table:style-name="ce17">
            <text:p>237.557.158<text:s/></text:p>
          </table:table-cell>
          <table:table-cell office:value-type="float" office:value="369626958.15000004" table:style-name="ce17">
            <text:p>369.626.958<text:s/></text:p>
          </table:table-cell>
          <table:table-cell office:value-type="float" office:value="920147392.38" table:style-name="ce17">
            <text:p>920.147.392<text:s/></text:p>
          </table:table-cell>
          <table:table-cell office:value-type="float" office:value="87317053.279999986" table:style-name="ce17">
            <text:p>87.317.053<text:s/></text:p>
          </table:table-cell>
          <table:table-cell office:value-type="float" office:value="142859576.87" table:style-name="ce17">
            <text:p>142.859.577<text:s/></text:p>
          </table:table-cell>
          <table:table-cell office:value-type="float" office:value="103389734.88" table:style-name="ce17">
            <text:p>103.389.735<text:s/></text:p>
          </table:table-cell>
          <table:table-cell office:value-type="float" office:value="68195974.140000001" table:style-name="ce17">
            <text:p>68.195.974<text:s/></text:p>
          </table:table-cell>
          <table:table-cell office:value-type="float" office:value="431520647.97000003" table:style-name="ce17">
            <text:p>431.520.648<text:s/></text:p>
          </table:table-cell>
          <table:table-cell office:value-type="float" office:value="95541555.109999999" table:style-name="ce17">
            <text:p>95.541.555<text:s/></text:p>
          </table:table-cell>
          <table:table-cell office:value-type="float" office:value="1043067186.42" table:style-name="ce17">
            <text:p>1.043.067.186<text:s/></text:p>
          </table:table-cell>
          <table:table-cell office:value-type="float" office:value="4744953269.7699995" table:style-name="ce17">
            <text:p>4.744.953.270<text:s/></text:p>
          </table:table-cell>
          <table:table-cell office:value-type="float" office:value="69591557.980000004" table:style-name="ce17">
            <text:p>69.591.558<text:s/></text:p>
          </table:table-cell>
          <table:table-cell office:value-type="float" office:value="82964385.959999993" table:style-name="ce17">
            <text:p>82.964.386<text:s/></text:p>
          </table:table-cell>
          <table:table-cell office:value-type="float" office:value="10328824.57" table:style-name="ce17">
            <text:p>10.328.825<text:s/></text:p>
          </table:table-cell>
          <table:table-cell office:value-type="float" office:value="935461758.39999998" table:style-name="ce17">
            <text:p>935.461.758<text:s/></text:p>
          </table:table-cell>
          <table:table-cell office:value-type="float" office:value="1086866386.52" table:style-name="ce17">
            <text:p>1.086.866.387<text:s/></text:p>
          </table:table-cell>
          <table:table-cell office:value-type="float" office:value="39615858.090000004" table:style-name="ce17">
            <text:p>39.615.858<text:s/></text:p>
          </table:table-cell>
          <table:table-cell office:value-type="float" office:value="6907013286.3499994" table:style-name="ce17">
            <text:p>6.907.013.286<text:s/></text:p>
          </table:table-cell>
          <table:table-cell office:value-type="float" office:value="29294462.870000005" table:style-name="ce17">
            <text:p>29.294.463<text:s/></text:p>
          </table:table-cell>
          <table:table-cell office:value-type="float" office:value="19352044978.839996" table:style-name="ce18">
            <text:p>19.352.044.97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5100675.97" table:style-name="ce17">
            <text:p>5.100.676<text:s/></text:p>
          </table:table-cell>
          <table:table-cell office:value-type="float" office:value="17046981.239999998" table:style-name="ce17">
            <text:p>17.046.981<text:s/></text:p>
          </table:table-cell>
          <table:table-cell office:value-type="float" office:value="77525395.159999996" table:style-name="ce17">
            <text:p>77.525.395<text:s/></text:p>
          </table:table-cell>
          <table:table-cell office:value-type="float" office:value="4323955.75" table:style-name="ce17">
            <text:p>4.323.956<text:s/></text:p>
          </table:table-cell>
          <table:table-cell office:value-type="float" office:value="139904075.86000001" table:style-name="ce17">
            <text:p>139.904.076<text:s/></text:p>
          </table:table-cell>
          <table:table-cell office:value-type="float" office:value="82322267.75" table:style-name="ce17">
            <text:p>82.322.268<text:s/></text:p>
          </table:table-cell>
          <table:table-cell office:value-type="float" office:value="309105725.53000003" table:style-name="ce17">
            <text:p>309.105.726<text:s/></text:p>
          </table:table-cell>
          <table:table-cell office:value-type="float" office:value="93958340.760000005" table:style-name="ce17">
            <text:p>93.958.341<text:s/></text:p>
          </table:table-cell>
          <table:table-cell office:value-type="float" office:value="84985893.209999993" table:style-name="ce17">
            <text:p>84.985.893<text:s/></text:p>
          </table:table-cell>
          <table:table-cell office:value-type="float" office:value="96541495.530000001" table:style-name="ce17">
            <text:p>96.541.496<text:s/></text:p>
          </table:table-cell>
          <table:table-cell office:value-type="float" office:value="254376652.36000001" table:style-name="ce17">
            <text:p>254.376.652<text:s/></text:p>
          </table:table-cell>
          <table:table-cell office:value-type="float" office:value="28649760.120000001" table:style-name="ce17">
            <text:p>28.649.760<text:s/></text:p>
          </table:table-cell>
          <table:table-cell office:value-type="float" office:value="41300296.829999998" table:style-name="ce17">
            <text:p>41.300.297<text:s/></text:p>
          </table:table-cell>
          <table:table-cell office:value-type="float" office:value="45630084.100000001" table:style-name="ce17">
            <text:p>45.630.084<text:s/></text:p>
          </table:table-cell>
          <table:table-cell office:value-type="float" office:value="23676000.25" table:style-name="ce17">
            <text:p>23.676.000<text:s/></text:p>
          </table:table-cell>
          <table:table-cell office:value-type="float" office:value="121219079.23" table:style-name="ce17">
            <text:p>121.219.079<text:s/></text:p>
          </table:table-cell>
          <table:table-cell office:value-type="float" office:value="24529204.32" table:style-name="ce17">
            <text:p>24.529.204<text:s/></text:p>
          </table:table-cell>
          <table:table-cell office:value-type="float" office:value="277958282.87" table:style-name="ce17">
            <text:p>277.958.283<text:s/></text:p>
          </table:table-cell>
          <table:table-cell office:value-type="float" office:value="1134363386.9400001" table:style-name="ce17">
            <text:p>1.134.363.387<text:s/></text:p>
          </table:table-cell>
          <table:table-cell office:value-type="float" office:value="26596214.239999998" table:style-name="ce17">
            <text:p>26.596.214<text:s/></text:p>
          </table:table-cell>
          <table:table-cell office:value-type="float" office:value="24722321.879999999" table:style-name="ce17">
            <text:p>24.722.322<text:s/></text:p>
          </table:table-cell>
          <table:table-cell office:value-type="float" office:value="3178765.98" table:style-name="ce17">
            <text:p>3.178.766<text:s/></text:p>
          </table:table-cell>
          <table:table-cell office:value-type="float" office:value="270887100.94999999" table:style-name="ce17">
            <text:p>270.887.101<text:s/></text:p>
          </table:table-cell>
          <table:table-cell office:value-type="float" office:value="267440623.02000001" table:style-name="ce17">
            <text:p>267.440.623<text:s/></text:p>
          </table:table-cell>
          <table:table-cell office:value-type="float" office:value="14077102.23" table:style-name="ce17">
            <text:p>14.077.102<text:s/></text:p>
          </table:table-cell>
          <table:table-cell office:value-type="float" office:value="1912659321.01" table:style-name="ce17">
            <text:p>1.912.659.321<text:s/></text:p>
          </table:table-cell>
          <table:table-cell office:value-type="float" office:value="12100476.82" table:style-name="ce17">
            <text:p>12.100.477<text:s/></text:p>
          </table:table-cell>
          <table:table-cell office:value-type="float" office:value="5394179479.9099989" table:style-name="ce18">
            <text:p>5.394.179.48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1767.44" table:style-name="ce17">
            <text:p>1.767<text:s/></text:p>
          </table:table-cell>
          <table:table-cell office:value-type="float" office:value="9345.1200000000008" table:style-name="ce17">
            <text:p>9.345<text:s/></text:p>
          </table:table-cell>
          <table:table-cell office:value-type="float" office:value="27172.84" table:style-name="ce17">
            <text:p>27.173<text:s/></text:p>
          </table:table-cell>
          <table:table-cell office:value-type="float" office:value="4609.8" table:style-name="ce17">
            <text:p>4.610<text:s/></text:p>
          </table:table-cell>
          <table:table-cell office:value-type="float" office:value="207274.62" table:style-name="ce17">
            <text:p>207.275<text:s/></text:p>
          </table:table-cell>
          <table:table-cell office:value-type="float" office:value="3116711.47" table:style-name="ce17">
            <text:p>3.116.711<text:s/></text:p>
          </table:table-cell>
          <table:table-cell office:value-type="float" office:value="48743840.140000001" table:style-name="ce17">
            <text:p>48.743.840<text:s/></text:p>
          </table:table-cell>
          <table:table-cell office:value-type="float" office:value="1100016.75" table:style-name="ce17">
            <text:p>1.100.017<text:s/></text:p>
          </table:table-cell>
          <table:table-cell office:value-type="float" office:value="53759.42" table:style-name="ce17">
            <text:p>53.759<text:s/></text:p>
          </table:table-cell>
          <table:table-cell office:value-type="float" office:value="4461.22" table:style-name="ce17">
            <text:p>4.461<text:s/></text:p>
          </table:table-cell>
          <table:table-cell office:value-type="float" office:value="5262803.51" table:style-name="ce17">
            <text:p>5.262.804<text:s/></text:p>
          </table:table-cell>
          <table:table-cell office:value-type="float" office:value="1451" table:style-name="ce17">
            <text:p>1.451<text:s/></text:p>
          </table:table-cell>
          <table:table-cell office:value-type="float" office:value="24655.18" table:style-name="ce17">
            <text:p>24.655<text:s/></text:p>
          </table:table-cell>
          <table:table-cell office:value-type="float" office:value="1629284.2" table:style-name="ce17">
            <text:p>1.629.284<text:s/></text:p>
          </table:table-cell>
          <table:table-cell office:value-type="float" office:value="5256.77" table:style-name="ce17">
            <text:p>5.257<text:s/></text:p>
          </table:table-cell>
          <table:table-cell office:value-type="float" office:value="154526.15" table:style-name="ce17">
            <text:p>154.526<text:s/></text:p>
          </table:table-cell>
          <table:table-cell office:value-type="float" office:value="6057.92" table:style-name="ce17">
            <text:p>6.058<text:s/></text:p>
          </table:table-cell>
          <table:table-cell office:value-type="float" office:value="1356097.1" table:style-name="ce17">
            <text:p>1.356.097<text:s/></text:p>
          </table:table-cell>
          <table:table-cell office:value-type="float" office:value="25755933.280000001" table:style-name="ce17">
            <text:p>25.755.933<text:s/></text:p>
          </table:table-cell>
          <table:table-cell office:value-type="float" office:value="21563.3" table:style-name="ce17">
            <text:p>21.563<text:s/></text:p>
          </table:table-cell>
          <table:table-cell office:value-type="float" office:value="21371.68" table:style-name="ce17">
            <text:p>21.372<text:s/></text:p>
          </table:table-cell>
          <table:table-cell office:value-type="float" office:value="591.42999999999995" table:style-name="ce17">
            <text:p>591<text:s/></text:p>
          </table:table-cell>
          <table:table-cell office:value-type="float" office:value="7417199.1699999999" table:style-name="ce17">
            <text:p>7.417.199<text:s/></text:p>
          </table:table-cell>
          <table:table-cell office:value-type="float" office:value="242363.42" table:style-name="ce17">
            <text:p>242.363<text:s/></text:p>
          </table:table-cell>
          <table:table-cell office:value-type="float" office:value="298739.09000000003" table:style-name="ce17">
            <text:p>298.739<text:s/></text:p>
          </table:table-cell>
          <table:table-cell office:value-type="float" office:value="179724592.47999999" table:style-name="ce17">
            <text:p>179.724.592<text:s/></text:p>
          </table:table-cell>
          <table:table-cell office:value-type="float" office:value="3154.53" table:style-name="ce17">
            <text:p>3.155<text:s/></text:p>
          </table:table-cell>
          <table:table-cell office:value-type="float" office:value="275194599.02999997" table:style-name="ce18">
            <text:p>275.194.59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5098908.53" table:style-name="ce17">
            <text:p>5.098.909<text:s/></text:p>
          </table:table-cell>
          <table:table-cell office:value-type="float" office:value="17037636.120000001" table:style-name="ce17">
            <text:p>17.037.636<text:s/></text:p>
          </table:table-cell>
          <table:table-cell office:value-type="float" office:value="77498222.319999993" table:style-name="ce17">
            <text:p>77.498.222<text:s/></text:p>
          </table:table-cell>
          <table:table-cell office:value-type="float" office:value="4319345.95" table:style-name="ce17">
            <text:p>4.319.346<text:s/></text:p>
          </table:table-cell>
          <table:table-cell office:value-type="float" office:value="139696801.24000001" table:style-name="ce17">
            <text:p>139.696.801<text:s/></text:p>
          </table:table-cell>
          <table:table-cell office:value-type="float" office:value="79205556.280000001" table:style-name="ce17">
            <text:p>79.205.556<text:s/></text:p>
          </table:table-cell>
          <table:table-cell office:value-type="float" office:value="260361885.38999999" table:style-name="ce17">
            <text:p>260.361.885<text:s/></text:p>
          </table:table-cell>
          <table:table-cell office:value-type="float" office:value="92858324.010000005" table:style-name="ce17">
            <text:p>92.858.324<text:s/></text:p>
          </table:table-cell>
          <table:table-cell office:value-type="float" office:value="84932133.790000021" table:style-name="ce17">
            <text:p>84.932.134<text:s/></text:p>
          </table:table-cell>
          <table:table-cell office:value-type="float" office:value="96537034.310000002" table:style-name="ce17">
            <text:p>96.537.034<text:s/></text:p>
          </table:table-cell>
          <table:table-cell office:value-type="float" office:value="249113848.85000002" table:style-name="ce17">
            <text:p>249.113.849<text:s/></text:p>
          </table:table-cell>
          <table:table-cell office:value-type="float" office:value="28648309.119999997" table:style-name="ce17">
            <text:p>28.648.309<text:s/></text:p>
          </table:table-cell>
          <table:table-cell office:value-type="float" office:value="41275641.650000006" table:style-name="ce17">
            <text:p>41.275.642<text:s/></text:p>
          </table:table-cell>
          <table:table-cell office:value-type="float" office:value="44000799.899999999" table:style-name="ce17">
            <text:p>44.000.800<text:s/></text:p>
          </table:table-cell>
          <table:table-cell office:value-type="float" office:value="23670743.479999997" table:style-name="ce17">
            <text:p>23.670.743<text:s/></text:p>
          </table:table-cell>
          <table:table-cell office:value-type="float" office:value="121064553.08000001" table:style-name="ce17">
            <text:p>121.064.553<text:s/></text:p>
          </table:table-cell>
          <table:table-cell office:value-type="float" office:value="24523146.400000002" table:style-name="ce17">
            <text:p>24.523.146<text:s/></text:p>
          </table:table-cell>
          <table:table-cell office:value-type="float" office:value="276602185.76999998" table:style-name="ce17">
            <text:p>276.602.186<text:s/></text:p>
          </table:table-cell>
          <table:table-cell office:value-type="float" office:value="1108607453.6600001" table:style-name="ce17">
            <text:p>1.108.607.454<text:s/></text:p>
          </table:table-cell>
          <table:table-cell office:value-type="float" office:value="26574650.940000001" table:style-name="ce17">
            <text:p>26.574.651<text:s/></text:p>
          </table:table-cell>
          <table:table-cell office:value-type="float" office:value="24700950.200000003" table:style-name="ce17">
            <text:p>24.700.950<text:s/></text:p>
          </table:table-cell>
          <table:table-cell office:value-type="float" office:value="3178174.55" table:style-name="ce17">
            <text:p>3.178.175<text:s/></text:p>
          </table:table-cell>
          <table:table-cell office:value-type="float" office:value="263469901.78" table:style-name="ce17">
            <text:p>263.469.902<text:s/></text:p>
          </table:table-cell>
          <table:table-cell office:value-type="float" office:value="267198259.59999999" table:style-name="ce17">
            <text:p>267.198.260<text:s/></text:p>
          </table:table-cell>
          <table:table-cell office:value-type="float" office:value="13778363.139999999" table:style-name="ce17">
            <text:p>13.778.363<text:s/></text:p>
          </table:table-cell>
          <table:table-cell office:value-type="float" office:value="1732934728.53" table:style-name="ce17">
            <text:p>1.732.934.729<text:s/></text:p>
          </table:table-cell>
          <table:table-cell office:value-type="float" office:value="12097322.289999999" table:style-name="ce17">
            <text:p>12.097.322<text:s/></text:p>
          </table:table-cell>
          <table:table-cell office:value-type="float" office:value="5118984880.8800001" table:style-name="ce18">
            <text:p>5.118.984.88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8088132.3300000001" table:style-name="ce17">
            <text:p>8.088.132<text:s/></text:p>
          </table:table-cell>
          <table:table-cell office:value-type="float" office:value="22763801.559999999" table:style-name="ce17">
            <text:p>22.763.802<text:s/></text:p>
          </table:table-cell>
          <table:table-cell office:value-type="float" office:value="100139221.39" table:style-name="ce17">
            <text:p>100.139.221<text:s/></text:p>
          </table:table-cell>
          <table:table-cell office:value-type="float" office:value="5712250.8200000003" table:style-name="ce17">
            <text:p>5.712.251<text:s/></text:p>
          </table:table-cell>
          <table:table-cell office:value-type="float" office:value="227033959.65000001" table:style-name="ce17">
            <text:p>227.033.960<text:s/></text:p>
          </table:table-cell>
          <table:table-cell office:value-type="float" office:value="159339806.75" table:style-name="ce17">
            <text:p>159.339.807<text:s/></text:p>
          </table:table-cell>
          <table:table-cell office:value-type="float" office:value="260394416.59" table:style-name="ce17">
            <text:p>260.394.417<text:s/></text:p>
          </table:table-cell>
          <table:table-cell office:value-type="float" office:value="109144395.16" table:style-name="ce17">
            <text:p>109.144.395<text:s/></text:p>
          </table:table-cell>
          <table:table-cell office:value-type="float" office:value="134414714.78" table:style-name="ce17">
            <text:p>134.414.715<text:s/></text:p>
          </table:table-cell>
          <table:table-cell office:value-type="float" office:value="50861691.590000004" table:style-name="ce17">
            <text:p>50.861.692<text:s/></text:p>
          </table:table-cell>
          <table:table-cell office:value-type="float" office:value="552400932.17999995" table:style-name="ce17">
            <text:p>552.400.932<text:s/></text:p>
          </table:table-cell>
          <table:table-cell office:value-type="float" office:value="56462517.670000002" table:style-name="ce17">
            <text:p>56.462.518<text:s/></text:p>
          </table:table-cell>
          <table:table-cell office:value-type="float" office:value="99747717.260000005" table:style-name="ce17">
            <text:p>99.747.717<text:s/></text:p>
          </table:table-cell>
          <table:table-cell office:value-type="float" office:value="81681454.939999998" table:style-name="ce17">
            <text:p>81.681.455<text:s/></text:p>
          </table:table-cell>
          <table:table-cell office:value-type="float" office:value="53400018.009999998" table:style-name="ce17">
            <text:p>53.400.018<text:s/></text:p>
          </table:table-cell>
          <table:table-cell office:value-type="float" office:value="139082121.90000001" table:style-name="ce17">
            <text:p>139.082.122<text:s/></text:p>
          </table:table-cell>
          <table:table-cell office:value-type="float" office:value="34877378.840000004" table:style-name="ce17">
            <text:p>34.877.379<text:s/></text:p>
          </table:table-cell>
          <table:table-cell office:value-type="float" office:value="421577007.42000002" table:style-name="ce17">
            <text:p>421.577.007<text:s/></text:p>
          </table:table-cell>
          <table:table-cell office:value-type="float" office:value="1492367495.4000001" table:style-name="ce17">
            <text:p>1.492.367.495<text:s/></text:p>
          </table:table-cell>
          <table:table-cell office:value-type="float" office:value="44950787.789999999" table:style-name="ce17">
            <text:p>44.950.788<text:s/></text:p>
          </table:table-cell>
          <table:table-cell office:value-type="float" office:value="61382752.170000002" table:style-name="ce17">
            <text:p>61.382.752<text:s/></text:p>
          </table:table-cell>
          <table:table-cell office:value-type="float" office:value="6475388.9900000002" table:style-name="ce17">
            <text:p>6.475.389<text:s/></text:p>
          </table:table-cell>
          <table:table-cell office:value-type="float" office:value="494630735" table:style-name="ce17">
            <text:p>494.630.735<text:s/></text:p>
          </table:table-cell>
          <table:table-cell office:value-type="float" office:value="319645912.54000002" table:style-name="ce17">
            <text:p>319.645.913<text:s/></text:p>
          </table:table-cell>
          <table:table-cell office:value-type="float" office:value="23619616.010000002" table:style-name="ce17">
            <text:p>23.619.616<text:s/></text:p>
          </table:table-cell>
          <table:table-cell office:value-type="float" office:value="3395550679.6599998" table:style-name="ce17">
            <text:p>3.395.550.680<text:s/></text:p>
          </table:table-cell>
          <table:table-cell office:value-type="float" office:value="16962339.789999999" table:style-name="ce17">
            <text:p>16.962.340<text:s/></text:p>
          </table:table-cell>
          <table:table-cell office:value-type="float" office:value="8372707246.1899996" table:style-name="ce18">
            <text:p>8.372.707.24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44026.91" table:style-name="ce17">
            <text:p>44.027<text:s/></text:p>
          </table:table-cell>
          <table:table-cell office:value-type="float" office:value="12378.81" table:style-name="ce17">
            <text:p>12.379<text:s/></text:p>
          </table:table-cell>
          <table:table-cell office:value-type="float" office:value="161645.76000000001" table:style-name="ce17">
            <text:p>161.646<text:s/></text:p>
          </table:table-cell>
          <table:table-cell office:value-type="float" office:value="1693.77" table:style-name="ce17">
            <text:p>1.694<text:s/></text:p>
          </table:table-cell>
          <table:table-cell office:value-type="float" office:value="223018.54" table:style-name="ce17">
            <text:p>223.019<text:s/></text:p>
          </table:table-cell>
          <table:table-cell office:value-type="float" office:value="12019999.1" table:style-name="ce17">
            <text:p>12.019.999<text:s/></text:p>
          </table:table-cell>
          <table:table-cell office:value-type="float" office:value="41245302.579999998" table:style-name="ce17">
            <text:p>41.245.303<text:s/></text:p>
          </table:table-cell>
          <table:table-cell office:value-type="float" office:value="2379364.9300000002" table:style-name="ce17">
            <text:p>2.379.365<text:s/></text:p>
          </table:table-cell>
          <table:table-cell office:value-type="float" office:value="499246.86" table:style-name="ce17">
            <text:p>499.247<text:s/></text:p>
          </table:table-cell>
          <table:table-cell office:value-type="float" office:value="39922.82" table:style-name="ce17">
            <text:p>39.923<text:s/></text:p>
          </table:table-cell>
          <table:table-cell office:value-type="float" office:value="14232643.6" table:style-name="ce17">
            <text:p>14.232.644<text:s/></text:p>
          </table:table-cell>
          <table:table-cell office:value-type="float" office:value="183120.07" table:style-name="ce17">
            <text:p>183.120<text:s/></text:p>
          </table:table-cell>
          <table:table-cell office:value-type="float" office:value="749509.58" table:style-name="ce17">
            <text:p>749.510<text:s/></text:p>
          </table:table-cell>
          <table:table-cell office:value-type="float" office:value="13036783.449999999" table:style-name="ce17">
            <text:p>13.036.783<text:s/></text:p>
          </table:table-cell>
          <table:table-cell office:value-type="float" office:value="217419.81" table:style-name="ce17">
            <text:p>217.420<text:s/></text:p>
          </table:table-cell>
          <table:table-cell office:value-type="float" office:value="4619960.1100000003" table:style-name="ce17">
            <text:p>4.619.960<text:s/></text:p>
          </table:table-cell>
          <table:table-cell office:value-type="float" office:value="12814.4" table:style-name="ce17">
            <text:p>12.814<text:s/></text:p>
          </table:table-cell>
          <table:table-cell office:value-type="float" office:value="12330043.619999999" table:style-name="ce17">
            <text:p>12.330.044<text:s/></text:p>
          </table:table-cell>
          <table:table-cell office:value-type="float" office:value="153028796.97999999" table:style-name="ce17">
            <text:p>153.028.797<text:s/></text:p>
          </table:table-cell>
          <table:table-cell office:value-type="float" office:value="103168.93" table:style-name="ce17">
            <text:p>103.169<text:s/></text:p>
          </table:table-cell>
          <table:table-cell office:value-type="float" office:value="595457.78" table:style-name="ce17">
            <text:p>595.458<text:s/></text:p>
          </table:table-cell>
          <table:table-cell office:value-type="float" office:value="8451.58" table:style-name="ce17">
            <text:p>8.452<text:s/></text:p>
          </table:table-cell>
          <table:table-cell office:value-type="float" office:value="40105718.039999999" table:style-name="ce17">
            <text:p>40.105.718<text:s/></text:p>
          </table:table-cell>
          <table:table-cell office:value-type="float" office:value="1214540.6000000001" table:style-name="ce17">
            <text:p>1.214.541<text:s/></text:p>
          </table:table-cell>
          <table:table-cell office:value-type="float" office:value="959268.61" table:style-name="ce17">
            <text:p>959.269<text:s/></text:p>
          </table:table-cell>
          <table:table-cell office:value-type="float" office:value="354752272.50999999" table:style-name="ce17">
            <text:p>354.752.273<text:s/></text:p>
          </table:table-cell>
          <table:table-cell office:value-type="float" office:value="10250.25" table:style-name="ce17">
            <text:p>10.250<text:s/></text:p>
          </table:table-cell>
          <table:table-cell office:value-type="float" office:value="652786820" table:style-name="ce18">
            <text:p>652.786.82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8044105.4199999999" table:style-name="ce17">
            <text:p>8.044.105<text:s/></text:p>
          </table:table-cell>
          <table:table-cell office:value-type="float" office:value="22751422.749999996" table:style-name="ce17">
            <text:p>22.751.423<text:s/></text:p>
          </table:table-cell>
          <table:table-cell office:value-type="float" office:value="99977575.629999995" table:style-name="ce17">
            <text:p>99.977.576<text:s/></text:p>
          </table:table-cell>
          <table:table-cell office:value-type="float" office:value="5710557.0499999998" table:style-name="ce17">
            <text:p>5.710.557<text:s/></text:p>
          </table:table-cell>
          <table:table-cell office:value-type="float" office:value="226810941.10999998" table:style-name="ce17">
            <text:p>226.810.941<text:s/></text:p>
          </table:table-cell>
          <table:table-cell office:value-type="float" office:value="147319807.64999998" table:style-name="ce17">
            <text:p>147.319.808<text:s/></text:p>
          </table:table-cell>
          <table:table-cell office:value-type="float" office:value="219149114.01000002" table:style-name="ce17">
            <text:p>219.149.114<text:s/></text:p>
          </table:table-cell>
          <table:table-cell office:value-type="float" office:value="106765030.23" table:style-name="ce17">
            <text:p>106.765.030<text:s/></text:p>
          </table:table-cell>
          <table:table-cell office:value-type="float" office:value="133915467.92" table:style-name="ce17">
            <text:p>133.915.468<text:s/></text:p>
          </table:table-cell>
          <table:table-cell office:value-type="float" office:value="50821768.770000003" table:style-name="ce17">
            <text:p>50.821.769<text:s/></text:p>
          </table:table-cell>
          <table:table-cell office:value-type="float" office:value="538168288.58000004" table:style-name="ce17">
            <text:p>538.168.289<text:s/></text:p>
          </table:table-cell>
          <table:table-cell office:value-type="float" office:value="56279397.600000001" table:style-name="ce17">
            <text:p>56.279.398<text:s/></text:p>
          </table:table-cell>
          <table:table-cell office:value-type="float" office:value="98998207.680000007" table:style-name="ce17">
            <text:p>98.998.208<text:s/></text:p>
          </table:table-cell>
          <table:table-cell office:value-type="float" office:value="68644671.489999995" table:style-name="ce17">
            <text:p>68.644.671<text:s/></text:p>
          </table:table-cell>
          <table:table-cell office:value-type="float" office:value="53182598.200000003" table:style-name="ce17">
            <text:p>53.182.598<text:s/></text:p>
          </table:table-cell>
          <table:table-cell office:value-type="float" office:value="134462161.78999999" table:style-name="ce17">
            <text:p>134.462.162<text:s/></text:p>
          </table:table-cell>
          <table:table-cell office:value-type="float" office:value="34864564.439999998" table:style-name="ce17">
            <text:p>34.864.564<text:s/></text:p>
          </table:table-cell>
          <table:table-cell office:value-type="float" office:value="409246963.80000001" table:style-name="ce17">
            <text:p>409.246.964<text:s/></text:p>
          </table:table-cell>
          <table:table-cell office:value-type="float" office:value="1339338698.4200001" table:style-name="ce17">
            <text:p>1.339.338.698<text:s/></text:p>
          </table:table-cell>
          <table:table-cell office:value-type="float" office:value="44847618.859999999" table:style-name="ce17">
            <text:p>44.847.619<text:s/></text:p>
          </table:table-cell>
          <table:table-cell office:value-type="float" office:value="60787294.390000001" table:style-name="ce17">
            <text:p>60.787.294<text:s/></text:p>
          </table:table-cell>
          <table:table-cell office:value-type="float" office:value="6466937.4100000001" table:style-name="ce17">
            <text:p>6.466.937<text:s/></text:p>
          </table:table-cell>
          <table:table-cell office:value-type="float" office:value="454525016.95999998" table:style-name="ce17">
            <text:p>454.525.017<text:s/></text:p>
          </table:table-cell>
          <table:table-cell office:value-type="float" office:value="318431371.94" table:style-name="ce17">
            <text:p>318.431.372<text:s/></text:p>
          </table:table-cell>
          <table:table-cell office:value-type="float" office:value="22660347.400000002" table:style-name="ce17">
            <text:p>22.660.347<text:s/></text:p>
          </table:table-cell>
          <table:table-cell office:value-type="float" office:value="3040798407.1499996" table:style-name="ce17">
            <text:p>3.040.798.407<text:s/></text:p>
          </table:table-cell>
          <table:table-cell office:value-type="float" office:value="16952089.539999999" table:style-name="ce17">
            <text:p>16.952.090<text:s/></text:p>
          </table:table-cell>
          <table:table-cell office:value-type="float" office:value="7719920426.1899986" table:style-name="ce18">
            <text:p>7.719.920.42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7">
            <text:p>-<text:s/></text:p>
          </table:table-cell>
          <table:table-cell office:value-type="float" office:value="4464311.26" table:style-name="ce17">
            <text:p>4.464.311<text:s/></text:p>
          </table:table-cell>
          <table:table-cell office:value-type="float" office:value="2352673.6" table:style-name="ce17">
            <text:p>2.352.67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7056546.4900000002" table:style-name="ce17">
            <text:p>7.056.546<text:s/></text:p>
          </table:table-cell>
          <table:table-cell office:value-type="float" office:value="500072" table:style-name="ce17">
            <text:p>500.07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9927.3" table:style-name="ce17">
            <text:p>29.92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0630920.48" table:style-name="ce17">
            <text:p>20.630.920<text:s/></text:p>
          </table:table-cell>
          <table:table-cell office:value-type="float" office:value="176.76" table:style-name="ce17">
            <text:p>17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64426.82999999999" table:style-name="ce17">
            <text:p>164.42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103670.6900000004" table:style-name="ce17">
            <text:p>5.103.67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79238.18" table:style-name="ce17">
            <text:p>179.238<text:s/></text:p>
          </table:table-cell>
          <table:table-cell office:value-type="float" office:value="181194303.53999999" table:style-name="ce17">
            <text:p>181.194.30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456490.41" table:style-name="ce17">
            <text:p>3.456.490<text:s/></text:p>
          </table:table-cell>
          <table:table-cell office:value-type="float" office:value="1719.91" table:style-name="ce17">
            <text:p>1.72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373747.9900000002" table:style-name="ce17">
            <text:p>2.373.748<text:s/></text:p>
          </table:table-cell>
          <table:table-cell office:value-type="float" office:value="286.52999999999997" table:style-name="ce17">
            <text:p>287<text:s/></text:p>
          </table:table-cell>
          <table:table-cell office:value-type="float" office:value="227508511.97" table:style-name="ce18">
            <text:p>227.508.51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6535942.3499999996" table:style-name="ce17">
            <text:p>6.535.942<text:s/></text:p>
          </table:table-cell>
          <table:table-cell office:value-type="float" office:value="23392602.670000002" table:style-name="ce17">
            <text:p>23.392.603<text:s/></text:p>
          </table:table-cell>
          <table:table-cell office:value-type="float" office:value="27155885.68" table:style-name="ce17">
            <text:p>27.155.886<text:s/></text:p>
          </table:table-cell>
          <table:table-cell office:value-type="float" office:value="30654776.620000001" table:style-name="ce17">
            <text:p>30.654.777<text:s/></text:p>
          </table:table-cell>
          <table:table-cell office:value-type="float" office:value="57798724.219999999" table:style-name="ce17">
            <text:p>57.798.724<text:s/></text:p>
          </table:table-cell>
          <table:table-cell office:value-type="float" office:value="44002762.460000001" table:style-name="ce17">
            <text:p>44.002.762<text:s/></text:p>
          </table:table-cell>
          <table:table-cell office:value-type="float" office:value="1217067840.21" table:style-name="ce17">
            <text:p>1.217.067.840<text:s/></text:p>
          </table:table-cell>
          <table:table-cell office:value-type="float" office:value="28691749.949999999" table:style-name="ce17">
            <text:p>28.691.750<text:s/></text:p>
          </table:table-cell>
          <table:table-cell office:value-type="float" office:value="37998020.32" table:style-name="ce17">
            <text:p>37.998.020<text:s/></text:p>
          </table:table-cell>
          <table:table-cell office:value-type="float" office:value="25072609.199999999" table:style-name="ce17">
            <text:p>25.072.609<text:s/></text:p>
          </table:table-cell>
          <table:table-cell office:value-type="float" office:value="149885059.71000001" table:style-name="ce17">
            <text:p>149.885.060<text:s/></text:p>
          </table:table-cell>
          <table:table-cell office:value-type="float" office:value="15841695.859999999" table:style-name="ce17">
            <text:p>15.841.696<text:s/></text:p>
          </table:table-cell>
          <table:table-cell office:value-type="float" office:value="22844385.640000001" table:style-name="ce17">
            <text:p>22.844.386<text:s/></text:p>
          </table:table-cell>
          <table:table-cell office:value-type="float" office:value="40388007.759999998" table:style-name="ce17">
            <text:p>40.388.008<text:s/></text:p>
          </table:table-cell>
          <table:table-cell office:value-type="float" office:value="45469769.170000002" table:style-name="ce17">
            <text:p>45.469.769<text:s/></text:p>
          </table:table-cell>
          <table:table-cell office:value-type="float" office:value="55255642.93" table:style-name="ce17">
            <text:p>55.255.643<text:s/></text:p>
          </table:table-cell>
          <table:table-cell office:value-type="float" office:value="19658461.989999998" table:style-name="ce17">
            <text:p>19.658.462<text:s/></text:p>
          </table:table-cell>
          <table:table-cell office:value-type="float" office:value="73269223.180000007" table:style-name="ce17">
            <text:p>73.269.223<text:s/></text:p>
          </table:table-cell>
          <table:table-cell office:value-type="float" office:value="249599678.49000001" table:style-name="ce17">
            <text:p>249.599.678<text:s/></text:p>
          </table:table-cell>
          <table:table-cell office:value-type="float" office:value="35760438.909999996" table:style-name="ce17">
            <text:p>35.760.439<text:s/></text:p>
          </table:table-cell>
          <table:table-cell office:value-type="float" office:value="22678531.77" table:style-name="ce17">
            <text:p>22.678.532<text:s/></text:p>
          </table:table-cell>
          <table:table-cell office:value-type="float" office:value="13525640.57" table:style-name="ce17">
            <text:p>13.525.641<text:s/></text:p>
          </table:table-cell>
          <table:table-cell office:value-type="float" office:value="109112109.36" table:style-name="ce17">
            <text:p>109.112.109<text:s/></text:p>
          </table:table-cell>
          <table:table-cell office:value-type="float" office:value="51225992.259999998" table:style-name="ce17">
            <text:p>51.225.992<text:s/></text:p>
          </table:table-cell>
          <table:table-cell office:value-type="float" office:value="16738992.09" table:style-name="ce17">
            <text:p>16.738.992<text:s/></text:p>
          </table:table-cell>
          <table:table-cell office:value-type="float" office:value="129771117.69" table:style-name="ce17">
            <text:p>129.771.118<text:s/></text:p>
          </table:table-cell>
          <table:table-cell office:value-type="float" office:value="9695677.2899999991" table:style-name="ce17">
            <text:p>9.695.677<text:s/></text:p>
          </table:table-cell>
          <table:table-cell office:value-type="float" office:value="2559091338.3500009" table:style-name="ce18">
            <text:p>2.559.091.33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1451320.9400000002" table:style-name="ce17">
            <text:p>1.451.321<text:s/></text:p>
          </table:table-cell>
          <table:table-cell office:value-type="float" office:value="6371018.0999999996" table:style-name="ce17">
            <text:p>6.371.018<text:s/></text:p>
          </table:table-cell>
          <table:table-cell office:value-type="float" office:value="25267956.399999999" table:style-name="ce17">
            <text:p>25.267.956<text:s/></text:p>
          </table:table-cell>
          <table:table-cell office:value-type="float" office:value="1970340.44" table:style-name="ce17">
            <text:p>1.970.340<text:s/></text:p>
          </table:table-cell>
          <table:table-cell office:value-type="float" office:value="43112212.770000003" table:style-name="ce17">
            <text:p>43.112.213<text:s/></text:p>
          </table:table-cell>
          <table:table-cell office:value-type="float" office:value="31821214.030000001" table:style-name="ce17">
            <text:p>31.821.214<text:s/></text:p>
          </table:table-cell>
          <table:table-cell office:value-type="float" office:value="540041323.26000011" table:style-name="ce17">
            <text:p>540.041.323<text:s/></text:p>
          </table:table-cell>
          <table:table-cell office:value-type="float" office:value="22242208.510000002" table:style-name="ce17">
            <text:p>22.242.209<text:s/></text:p>
          </table:table-cell>
          <table:table-cell office:value-type="float" office:value="28912518.940000001" table:style-name="ce17">
            <text:p>28.912.519<text:s/></text:p>
          </table:table-cell>
          <table:table-cell office:value-type="float" office:value="9355063.1300000008" table:style-name="ce17">
            <text:p>9.355.063<text:s/></text:p>
          </table:table-cell>
          <table:table-cell office:value-type="float" office:value="27713234.370000001" table:style-name="ce17">
            <text:p>27.713.234<text:s/></text:p>
          </table:table-cell>
          <table:table-cell office:value-type="float" office:value="6830101.2700000005" table:style-name="ce17">
            <text:p>6.830.101<text:s/></text:p>
          </table:table-cell>
          <table:table-cell office:value-type="float" office:value="14243641.489999998" table:style-name="ce17">
            <text:p>14.243.641<text:s/></text:p>
          </table:table-cell>
          <table:table-cell office:value-type="float" office:value="14104475.300000001" table:style-name="ce17">
            <text:p>14.104.475<text:s/></text:p>
          </table:table-cell>
          <table:table-cell office:value-type="float" office:value="8432817.8199999984" table:style-name="ce17">
            <text:p>8.432.818<text:s/></text:p>
          </table:table-cell>
          <table:table-cell office:value-type="float" office:value="36501594.280000001" table:style-name="ce17">
            <text:p>36.501.594<text:s/></text:p>
          </table:table-cell>
          <table:table-cell office:value-type="float" office:value="4630691.46" table:style-name="ce17">
            <text:p>4.630.691<text:s/></text:p>
          </table:table-cell>
          <table:table-cell office:value-type="float" office:value="84467775.220000014" table:style-name="ce17">
            <text:p>84.467.775<text:s/></text:p>
          </table:table-cell>
          <table:table-cell office:value-type="float" office:value="589963616.70000005" table:style-name="ce17">
            <text:p>589.963.617<text:s/></text:p>
          </table:table-cell>
          <table:table-cell office:value-type="float" office:value="9283602.0800000001" table:style-name="ce17">
            <text:p>9.283.602<text:s/></text:p>
          </table:table-cell>
          <table:table-cell office:value-type="float" office:value="4590156.49" table:style-name="ce17">
            <text:p>4.590.156<text:s/></text:p>
          </table:table-cell>
          <table:table-cell office:value-type="float" office:value="1492622.79" table:style-name="ce17">
            <text:p>1.492.623<text:s/></text:p>
          </table:table-cell>
          <table:table-cell office:value-type="float" office:value="52899879.909999996" table:style-name="ce17">
            <text:p>52.899.880<text:s/></text:p>
          </table:table-cell>
          <table:table-cell office:value-type="float" office:value="58733293.520000003" table:style-name="ce17">
            <text:p>58.733.294<text:s/></text:p>
          </table:table-cell>
          <table:table-cell office:value-type="float" office:value="5001675.6599999992" table:style-name="ce17">
            <text:p>5.001.676<text:s/></text:p>
          </table:table-cell>
          <table:table-cell office:value-type="float" office:value="667058755.88" table:style-name="ce17">
            <text:p>667.058.756<text:s/></text:p>
          </table:table-cell>
          <table:table-cell office:value-type="float" office:value="2983890.1100000003" table:style-name="ce17">
            <text:p>2.983.890<text:s/></text:p>
          </table:table-cell>
          <table:table-cell office:value-type="float" office:value="2299477000.8700004" table:style-name="ce18">
            <text:p>2.299.477.001<text:s/></text:p>
          </table:table-cell>
          <table:table-cell table:style-name="ce16"/>
          <table:table-cell table:number-columns-repeated="16354"/>
        </table:table-row>
        <table:table-row table:style-name="ro8">
          <table:table-cell office:value-type="string" table:style-name="ce20">
            <text:p>SUBTOTAL [A]</text:p>
          </table:table-cell>
          <table:table-cell office:value-type="float" office:value="63817396.089999989" table:style-name="ce21">
            <text:p>63.817.396<text:s/></text:p>
          </table:table-cell>
          <table:table-cell office:value-type="float" office:value="241650523.09999996" table:style-name="ce21">
            <text:p>241.650.523<text:s/></text:p>
          </table:table-cell>
          <table:table-cell office:value-type="float" office:value="853961723.81999993" table:style-name="ce21">
            <text:p>853.961.724<text:s/></text:p>
          </table:table-cell>
          <table:table-cell office:value-type="float" office:value="72417209.019999996" table:style-name="ce21">
            <text:p>72.417.209<text:s/></text:p>
          </table:table-cell>
          <table:table-cell office:value-type="float" office:value="1762274479.1599998" table:style-name="ce21">
            <text:p>1.762.274.479<text:s/></text:p>
          </table:table-cell>
          <table:table-cell office:value-type="float" office:value="1156555964.73" table:style-name="ce21">
            <text:p>1.156.555.965<text:s/></text:p>
          </table:table-cell>
          <table:table-cell office:value-type="float" office:value="7861971417.7299986" table:style-name="ce21">
            <text:p>7.861.971.418<text:s/></text:p>
          </table:table-cell>
          <table:table-cell office:value-type="float" office:value="1365427248.0900002" table:style-name="ce21">
            <text:p>1.365.427.248<text:s/></text:p>
          </table:table-cell>
          <table:table-cell office:value-type="float" office:value="1077584816.0999999" table:style-name="ce21">
            <text:p>1.077.584.816<text:s/></text:p>
          </table:table-cell>
          <table:table-cell office:value-type="float" office:value="724529625.17999995" table:style-name="ce21">
            <text:p>724.529.625<text:s/></text:p>
          </table:table-cell>
          <table:table-cell office:value-type="float" office:value="4508171942.6300001" table:style-name="ce21">
            <text:p>4.508.171.943<text:s/></text:p>
          </table:table-cell>
          <table:table-cell office:value-type="float" office:value="442288813.31" table:style-name="ce21">
            <text:p>442.288.813<text:s/></text:p>
          </table:table-cell>
          <table:table-cell office:value-type="float" office:value="681597376.52999997" table:style-name="ce21">
            <text:p>681.597.377<text:s/></text:p>
          </table:table-cell>
          <table:table-cell office:value-type="float" office:value="587730004.3499999" table:style-name="ce21">
            <text:p>587.730.004<text:s/></text:p>
          </table:table-cell>
          <table:table-cell office:value-type="float" office:value="387975776.70999998" table:style-name="ce21">
            <text:p>387.975.777<text:s/></text:p>
          </table:table-cell>
          <table:table-cell office:value-type="float" office:value="1460314020.6900001" table:style-name="ce21">
            <text:p>1.460.314.021<text:s/></text:p>
          </table:table-cell>
          <table:table-cell office:value-type="float" office:value="285235196.69" table:style-name="ce21">
            <text:p>285.235.197<text:s/></text:p>
          </table:table-cell>
          <table:table-cell office:value-type="float" office:value="4005287393.96" table:style-name="ce21">
            <text:p>4.005.287.394<text:s/></text:p>
          </table:table-cell>
          <table:table-cell office:value-type="float" office:value="15496445937.009998" table:style-name="ce21">
            <text:p>15.496.445.937<text:s/></text:p>
          </table:table-cell>
          <table:table-cell office:value-type="float" office:value="335935946.39000005" table:style-name="ce21">
            <text:p>335.935.946<text:s/></text:p>
          </table:table-cell>
          <table:table-cell office:value-type="float" office:value="335945188.00999999" table:style-name="ce21">
            <text:p>335.945.188<text:s/></text:p>
          </table:table-cell>
          <table:table-cell office:value-type="float" office:value="58583462.119999997" table:style-name="ce21">
            <text:p>58.583.462<text:s/></text:p>
          </table:table-cell>
          <table:table-cell office:value-type="float" office:value="4234069611.2000003" table:style-name="ce21">
            <text:p>4.234.069.611<text:s/></text:p>
          </table:table-cell>
          <table:table-cell office:value-type="float" office:value="3805448667.1400003" table:style-name="ce21">
            <text:p>3.805.448.667<text:s/></text:p>
          </table:table-cell>
          <table:table-cell office:value-type="float" office:value="198918173.5" table:style-name="ce21">
            <text:p>198.918.174<text:s/></text:p>
          </table:table-cell>
          <table:table-cell office:value-type="float" office:value="34444497265.160004" table:style-name="ce21">
            <text:p>34.444.497.265<text:s/></text:p>
          </table:table-cell>
          <table:table-cell office:value-type="float" office:value="124810703.03" table:style-name="ce21">
            <text:p>124.810.703<text:s/></text:p>
          </table:table-cell>
          <table:table-cell office:value-type="float" office:value="86573445881.449997" table:style-name="ce22">
            <text:p>86.573.445.881<text:s/></text:p>
          </table:table-cell>
          <table:table-cell table:style-name="ce16"/>
          <table:table-cell table:number-columns-repeated="16354" table:style-name="ce23"/>
        </table:table-row>
        <table:table-row table:style-name="ro9">
          <table:table-cell office:value-type="string" table:style-name="ce24">
            <text:p>RECEITA PREVIDENCIÁRIA [B]</text:p>
          </table:table-cell>
          <table:table-cell office:value-type="float" office:value="112588168.57975948" table:style-name="ce25">
            <text:p>112.588.169<text:s/></text:p>
          </table:table-cell>
          <table:table-cell office:value-type="float" office:value="258510324.99865511" table:style-name="ce25">
            <text:p>258.510.325<text:s/></text:p>
          </table:table-cell>
          <table:table-cell office:value-type="float" office:value="346227115.51019692" table:style-name="ce25">
            <text:p>346.227.116<text:s/></text:p>
          </table:table-cell>
          <table:table-cell office:value-type="float" office:value="65534411.718469419" table:style-name="ce25">
            <text:p>65.534.412<text:s/></text:p>
          </table:table-cell>
          <table:table-cell office:value-type="float" office:value="1353113890.2703469" table:style-name="ce25">
            <text:p>1.353.113.890<text:s/></text:p>
          </table:table-cell>
          <table:table-cell office:value-type="float" office:value="877210261.17166579" table:style-name="ce25">
            <text:p>877.210.261<text:s/></text:p>
          </table:table-cell>
          <table:table-cell office:value-type="float" office:value="639363631.53776538" table:style-name="ce25">
            <text:p>639.363.632<text:s/></text:p>
          </table:table-cell>
          <table:table-cell office:value-type="float" office:value="687907022.48662889" table:style-name="ce25">
            <text:p>687.907.022<text:s/></text:p>
          </table:table-cell>
          <table:table-cell office:value-type="float" office:value="756713503.57289171" table:style-name="ce25">
            <text:p>756.713.504<text:s/></text:p>
          </table:table-cell>
          <table:table-cell office:value-type="float" office:value="416732102.14445436" table:style-name="ce25">
            <text:p>416.732.102<text:s/></text:p>
          </table:table-cell>
          <table:table-cell office:value-type="float" office:value="3273585778.2530088" table:style-name="ce25">
            <text:p>3.273.585.778<text:s/></text:p>
          </table:table-cell>
          <table:table-cell office:value-type="float" office:value="444947211.79245108" table:style-name="ce25">
            <text:p>444.947.212<text:s/></text:p>
          </table:table-cell>
          <table:table-cell office:value-type="float" office:value="596651511.04050708" table:style-name="ce25">
            <text:p>596.651.511<text:s/></text:p>
          </table:table-cell>
          <table:table-cell office:value-type="float" office:value="759019934.34667552" table:style-name="ce25">
            <text:p>759.019.934<text:s/></text:p>
          </table:table-cell>
          <table:table-cell office:value-type="float" office:value="386994853.20368427" table:style-name="ce25">
            <text:p>386.994.853<text:s/></text:p>
          </table:table-cell>
          <table:table-cell office:value-type="float" office:value="964107220.85550368" table:style-name="ce25">
            <text:p>964.107.221<text:s/></text:p>
          </table:table-cell>
          <table:table-cell office:value-type="float" office:value="279059094.05973619" table:style-name="ce25">
            <text:p>279.059.094<text:s/></text:p>
          </table:table-cell>
          <table:table-cell office:value-type="float" office:value="2251910557.8899455" table:style-name="ce25">
            <text:p>2.251.910.558<text:s/></text:p>
          </table:table-cell>
          <table:table-cell office:value-type="float" office:value="2824611416.8253422" table:style-name="ce25">
            <text:p>2.824.611.417<text:s/></text:p>
          </table:table-cell>
          <table:table-cell office:value-type="float" office:value="349869326.61015224" table:style-name="ce25">
            <text:p>349.869.327<text:s/></text:p>
          </table:table-cell>
          <table:table-cell office:value-type="float" office:value="170488964.76810047" table:style-name="ce25">
            <text:p>170.488.965<text:s/></text:p>
          </table:table-cell>
          <table:table-cell office:value-type="float" office:value="68971110.762564912" table:style-name="ce25">
            <text:p>68.971.111<text:s/></text:p>
          </table:table-cell>
          <table:table-cell office:value-type="float" office:value="2297567792.6378798" table:style-name="ce25">
            <text:p>2.297.567.793<text:s/></text:p>
          </table:table-cell>
          <table:table-cell office:value-type="float" office:value="1746993185.8672202" table:style-name="ce25">
            <text:p>1.746.993.186<text:s/></text:p>
          </table:table-cell>
          <table:table-cell office:value-type="float" office:value="244104974.4398182" table:style-name="ce25">
            <text:p>244.104.974<text:s/></text:p>
          </table:table-cell>
          <table:table-cell office:value-type="float" office:value="11376238220.549973" table:style-name="ce25">
            <text:p>11.376.238.221<text:s/></text:p>
          </table:table-cell>
          <table:table-cell office:value-type="float" office:value="187118605.99659917" table:style-name="ce25">
            <text:p>187.118.606<text:s/></text:p>
          </table:table-cell>
          <table:table-cell office:value-type="float" office:value="33736140191.889999" table:style-name="ce26">
            <text:p>33.736.140.192<text:s/></text:p>
          </table:table-cell>
          <table:table-cell table:style-name="ce16"/>
          <table:table-cell table:number-columns-repeated="16354" table:style-name="ce23"/>
        </table:table-row>
        <table:table-row table:style-name="ro10">
          <table:table-cell office:value-type="string" table:style-name="ce20">
            <text:p>ADMINISTRADAS PELA RFB [C]=[A]+[B]</text:p>
          </table:table-cell>
          <table:table-cell office:value-type="float" office:value="176405564.66975945" table:style-name="ce21">
            <text:p>176.405.565<text:s/></text:p>
          </table:table-cell>
          <table:table-cell office:value-type="float" office:value="500160848.0986551" table:style-name="ce21">
            <text:p>500.160.848<text:s/></text:p>
          </table:table-cell>
          <table:table-cell office:value-type="float" office:value="1200188839.3301969" table:style-name="ce21">
            <text:p>1.200.188.839<text:s/></text:p>
          </table:table-cell>
          <table:table-cell office:value-type="float" office:value="137951620.73846942" table:style-name="ce21">
            <text:p>137.951.621<text:s/></text:p>
          </table:table-cell>
          <table:table-cell office:value-type="float" office:value="3115388369.4303465" table:style-name="ce21">
            <text:p>3.115.388.369<text:s/></text:p>
          </table:table-cell>
          <table:table-cell office:value-type="float" office:value="2033766225.9016657" table:style-name="ce21">
            <text:p>2.033.766.226<text:s/></text:p>
          </table:table-cell>
          <table:table-cell office:value-type="float" office:value="8501335049.2677641" table:style-name="ce21">
            <text:p>8.501.335.049<text:s/></text:p>
          </table:table-cell>
          <table:table-cell office:value-type="float" office:value="2053334270.5766292" table:style-name="ce21">
            <text:p>2.053.334.271<text:s/></text:p>
          </table:table-cell>
          <table:table-cell office:value-type="float" office:value="1834298319.6728916" table:style-name="ce21">
            <text:p>1.834.298.320<text:s/></text:p>
          </table:table-cell>
          <table:table-cell office:value-type="float" office:value="1141261727.3244543" table:style-name="ce21">
            <text:p>1.141.261.727<text:s/></text:p>
          </table:table-cell>
          <table:table-cell office:value-type="float" office:value="7781757720.883009" table:style-name="ce21">
            <text:p>7.781.757.721<text:s/></text:p>
          </table:table-cell>
          <table:table-cell office:value-type="float" office:value="887236025.10245109" table:style-name="ce21">
            <text:p>887.236.025<text:s/></text:p>
          </table:table-cell>
          <table:table-cell office:value-type="float" office:value="1278248887.570507" table:style-name="ce21">
            <text:p>1.278.248.888<text:s/></text:p>
          </table:table-cell>
          <table:table-cell office:value-type="float" office:value="1346749938.6966753" table:style-name="ce21">
            <text:p>1.346.749.939<text:s/></text:p>
          </table:table-cell>
          <table:table-cell office:value-type="float" office:value="774970629.91368425" table:style-name="ce21">
            <text:p>774.970.630<text:s/></text:p>
          </table:table-cell>
          <table:table-cell office:value-type="float" office:value="2424421241.5455036" table:style-name="ce21">
            <text:p>2.424.421.242<text:s/></text:p>
          </table:table-cell>
          <table:table-cell office:value-type="float" office:value="564294290.74973619" table:style-name="ce21">
            <text:p>564.294.291<text:s/></text:p>
          </table:table-cell>
          <table:table-cell office:value-type="float" office:value="6257197951.8499451" table:style-name="ce21">
            <text:p>6.257.197.952<text:s/></text:p>
          </table:table-cell>
          <table:table-cell office:value-type="float" office:value="18321057353.835342" table:style-name="ce21">
            <text:p>18.321.057.354<text:s/></text:p>
          </table:table-cell>
          <table:table-cell office:value-type="float" office:value="685805273.00015235" table:style-name="ce21">
            <text:p>685.805.273<text:s/></text:p>
          </table:table-cell>
          <table:table-cell office:value-type="float" office:value="506434152.77810049" table:style-name="ce21">
            <text:p>506.434.153<text:s/></text:p>
          </table:table-cell>
          <table:table-cell office:value-type="float" office:value="127554572.8825649" table:style-name="ce21">
            <text:p>127.554.573<text:s/></text:p>
          </table:table-cell>
          <table:table-cell office:value-type="float" office:value="6531637403.8378801" table:style-name="ce21">
            <text:p>6.531.637.404<text:s/></text:p>
          </table:table-cell>
          <table:table-cell office:value-type="float" office:value="5552441853.0072203" table:style-name="ce21">
            <text:p>5.552.441.853<text:s/></text:p>
          </table:table-cell>
          <table:table-cell office:value-type="float" office:value="443023147.9398182" table:style-name="ce21">
            <text:p>443.023.148<text:s/></text:p>
          </table:table-cell>
          <table:table-cell office:value-type="float" office:value="45820735485.709976" table:style-name="ce21">
            <text:p>45.820.735.486<text:s/></text:p>
          </table:table-cell>
          <table:table-cell office:value-type="float" office:value="311929309.02659917" table:style-name="ce21">
            <text:p>311.929.309<text:s/></text:p>
          </table:table-cell>
          <table:table-cell office:value-type="float" office:value="120309586073.34" table:style-name="ce22">
            <text:p>120.309.586.073<text:s/></text:p>
          </table:table-cell>
          <table:table-cell table:style-name="ce16"/>
          <table:table-cell table:number-columns-repeated="16354"/>
        </table:table-row>
        <table:table-row table:style-name="ro9">
          <table:table-cell office:value-type="string" table:style-name="ce24">
            <text:p>ADMINISTRADAS POR OUTROS ÓRGÃOS [D]</text:p>
          </table:table-cell>
          <table:table-cell office:value-type="float" office:value="578803.16438358894" table:style-name="ce27">
            <text:p>578.803<text:s/></text:p>
          </table:table-cell>
          <table:table-cell office:value-type="float" office:value="2987766.9031692268" table:style-name="ce27">
            <text:p>2.987.767<text:s/></text:p>
          </table:table-cell>
          <table:table-cell office:value-type="float" office:value="2559691.9488842832" table:style-name="ce27">
            <text:p>2.559.692<text:s/></text:p>
          </table:table-cell>
          <table:table-cell office:value-type="float" office:value="528202.20982427301" table:style-name="ce27">
            <text:p>528.202<text:s/></text:p>
          </table:table-cell>
          <table:table-cell office:value-type="float" office:value="16207525.16303605" table:style-name="ce27">
            <text:p>16.207.525<text:s/></text:p>
          </table:table-cell>
          <table:table-cell office:value-type="float" office:value="7740423.555077943" table:style-name="ce27">
            <text:p>7.740.424<text:s/></text:p>
          </table:table-cell>
          <table:table-cell office:value-type="float" office:value="31269194.210214075" table:style-name="ce27">
            <text:p>31.269.194<text:s/></text:p>
          </table:table-cell>
          <table:table-cell office:value-type="float" office:value="5192722.9435765017" table:style-name="ce27">
            <text:p>5.192.723<text:s/></text:p>
          </table:table-cell>
          <table:table-cell office:value-type="float" office:value="11113654.861958167" table:style-name="ce27">
            <text:p>11.113.655<text:s/></text:p>
          </table:table-cell>
          <table:table-cell office:value-type="float" office:value="2007059.0503909518" table:style-name="ce27">
            <text:p>2.007.059<text:s/></text:p>
          </table:table-cell>
          <table:table-cell office:value-type="float" office:value="28517544.254719589" table:style-name="ce27">
            <text:p>28.517.544<text:s/></text:p>
          </table:table-cell>
          <table:table-cell office:value-type="float" office:value="4117215.4292643601" table:style-name="ce27">
            <text:p>4.117.215<text:s/></text:p>
          </table:table-cell>
          <table:table-cell office:value-type="float" office:value="12466971.825186498" table:style-name="ce27">
            <text:p>12.466.972<text:s/></text:p>
          </table:table-cell>
          <table:table-cell office:value-type="float" office:value="4702804.4891561568" table:style-name="ce27">
            <text:p>4.702.804<text:s/></text:p>
          </table:table-cell>
          <table:table-cell office:value-type="float" office:value="2222407.3263892527" table:style-name="ce27">
            <text:p>2.222.407<text:s/></text:p>
          </table:table-cell>
          <table:table-cell office:value-type="float" office:value="8417409.8407553472" table:style-name="ce27">
            <text:p>8.417.410<text:s/></text:p>
          </table:table-cell>
          <table:table-cell office:value-type="float" office:value="1507757.1062226782" table:style-name="ce27">
            <text:p>1.507.757<text:s/></text:p>
          </table:table-cell>
          <table:table-cell office:value-type="float" office:value="22849136.558599479" table:style-name="ce27">
            <text:p>22.849.137<text:s/></text:p>
          </table:table-cell>
          <table:table-cell office:value-type="float" office:value="11278803144.783451" table:style-name="ce27">
            <text:p>11.278.803.145<text:s/></text:p>
          </table:table-cell>
          <table:table-cell office:value-type="float" office:value="2740452.7591695283" table:style-name="ce27">
            <text:p>2.740.453<text:s/></text:p>
          </table:table-cell>
          <table:table-cell office:value-type="float" office:value="1536056.8659864068" table:style-name="ce27">
            <text:p>1.536.057<text:s/></text:p>
          </table:table-cell>
          <table:table-cell office:value-type="float" office:value="236923.53767178778" table:style-name="ce27">
            <text:p>236.924<text:s/></text:p>
          </table:table-cell>
          <table:table-cell office:value-type="float" office:value="21895115.095419791" table:style-name="ce27">
            <text:p>21.895.115<text:s/></text:p>
          </table:table-cell>
          <table:table-cell office:value-type="float" office:value="13260202.617911341" table:style-name="ce27">
            <text:p>13.260.203<text:s/></text:p>
          </table:table-cell>
          <table:table-cell office:value-type="float" office:value="2888741.5714297271" table:style-name="ce27">
            <text:p>2.888.742<text:s/></text:p>
          </table:table-cell>
          <table:table-cell office:value-type="float" office:value="82300031.058287486" table:style-name="ce27">
            <text:p>82.300.031<text:s/></text:p>
          </table:table-cell>
          <table:table-cell office:value-type="float" office:value="2176591.4398734397" table:style-name="ce27">
            <text:p>2.176.591<text:s/></text:p>
          </table:table-cell>
          <table:table-cell office:value-type="float" office:value="11570823550.570005" table:style-name="ce28">
            <text:p>11.570.823.551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20">
            <text:p>TOTAL GERAL <text:s text:c="2"/>[E]=[C]+[D]</text:p>
          </table:table-cell>
          <table:table-cell office:value-type="float" office:value="176984367.83414304" table:style-name="ce21">
            <text:p>176.984.368<text:s/></text:p>
          </table:table-cell>
          <table:table-cell office:value-type="float" office:value="503148615.00182432" table:style-name="ce21">
            <text:p>503.148.615<text:s/></text:p>
          </table:table-cell>
          <table:table-cell office:value-type="float" office:value="1202748531.2790811" table:style-name="ce21">
            <text:p>1.202.748.531<text:s/></text:p>
          </table:table-cell>
          <table:table-cell office:value-type="float" office:value="138479822.94829369" table:style-name="ce21">
            <text:p>138.479.823<text:s/></text:p>
          </table:table-cell>
          <table:table-cell office:value-type="float" office:value="3131595894.5933824" table:style-name="ce21">
            <text:p>3.131.595.895<text:s/></text:p>
          </table:table-cell>
          <table:table-cell office:value-type="float" office:value="2041506649.4567437" table:style-name="ce21">
            <text:p>2.041.506.649<text:s/></text:p>
          </table:table-cell>
          <table:table-cell office:value-type="float" office:value="8532604243.4779778" table:style-name="ce21">
            <text:p>8.532.604.243<text:s/></text:p>
          </table:table-cell>
          <table:table-cell office:value-type="float" office:value="2058526993.5202057" table:style-name="ce21">
            <text:p>2.058.526.994<text:s/></text:p>
          </table:table-cell>
          <table:table-cell office:value-type="float" office:value="1845411974.5348499" table:style-name="ce21">
            <text:p>1.845.411.975<text:s/></text:p>
          </table:table-cell>
          <table:table-cell office:value-type="float" office:value="1143268786.3748453" table:style-name="ce21">
            <text:p>1.143.268.786<text:s/></text:p>
          </table:table-cell>
          <table:table-cell office:value-type="float" office:value="7810275265.1377287" table:style-name="ce21">
            <text:p>7.810.275.265<text:s/></text:p>
          </table:table-cell>
          <table:table-cell office:value-type="float" office:value="891353240.53171539" table:style-name="ce21">
            <text:p>891.353.241<text:s/></text:p>
          </table:table-cell>
          <table:table-cell office:value-type="float" office:value="1290715859.3956935" table:style-name="ce21">
            <text:p>1.290.715.859<text:s/></text:p>
          </table:table-cell>
          <table:table-cell office:value-type="float" office:value="1351452743.1858315" table:style-name="ce21">
            <text:p>1.351.452.743<text:s/></text:p>
          </table:table-cell>
          <table:table-cell office:value-type="float" office:value="777193037.24007344" table:style-name="ce21">
            <text:p>777.193.037<text:s/></text:p>
          </table:table-cell>
          <table:table-cell office:value-type="float" office:value="2432838651.3862591" table:style-name="ce21">
            <text:p>2.432.838.651<text:s/></text:p>
          </table:table-cell>
          <table:table-cell office:value-type="float" office:value="565802047.85595882" table:style-name="ce21">
            <text:p>565.802.048<text:s/></text:p>
          </table:table-cell>
          <table:table-cell office:value-type="float" office:value="6280047088.4085445" table:style-name="ce21">
            <text:p>6.280.047.088<text:s/></text:p>
          </table:table-cell>
          <table:table-cell office:value-type="float" office:value="29599860498.618793" table:style-name="ce21">
            <text:p>29.599.860.499<text:s/></text:p>
          </table:table-cell>
          <table:table-cell office:value-type="float" office:value="688545725.75932193" table:style-name="ce21">
            <text:p>688.545.726<text:s/></text:p>
          </table:table-cell>
          <table:table-cell office:value-type="float" office:value="507970209.6440869" table:style-name="ce21">
            <text:p>507.970.210<text:s/></text:p>
          </table:table-cell>
          <table:table-cell office:value-type="float" office:value="127791496.42023669" table:style-name="ce21">
            <text:p>127.791.496<text:s/></text:p>
          </table:table-cell>
          <table:table-cell office:value-type="float" office:value="6553532518.9333" table:style-name="ce21">
            <text:p>6.553.532.519<text:s/></text:p>
          </table:table-cell>
          <table:table-cell office:value-type="float" office:value="5565702055.6251316" table:style-name="ce21">
            <text:p>5.565.702.056<text:s/></text:p>
          </table:table-cell>
          <table:table-cell office:value-type="float" office:value="445911889.51124793" table:style-name="ce21">
            <text:p>445.911.890<text:s/></text:p>
          </table:table-cell>
          <table:table-cell office:value-type="float" office:value="45903035516.768265" table:style-name="ce21">
            <text:p>45.903.035.517<text:s/></text:p>
          </table:table-cell>
          <table:table-cell office:value-type="float" office:value="314105900.46647263" table:style-name="ce21">
            <text:p>314.105.900<text:s/></text:p>
          </table:table-cell>
          <table:table-cell office:value-type="float" office:value="131880409623.91" table:style-name="ce22">
            <text:p>131.880.409.624<text:s/></text:p>
          </table:table-cell>
          <table:table-cell table:style-name="ce16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6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16"/>
          <table:table-cell table:number-columns-repeated="16355" table:style-name="ce1"/>
        </table:table-row>
        <table:table-row table:style-name="ro6">
          <table:table-cell table:style-name="ce7"/>
          <table:table-cell table:style-name="ce16"/>
          <table:table-cell table:number-columns-repeated="16382" table:style-name="ce1"/>
        </table:table-row>
        <table:table-row table:number-rows-repeated="9" table:style-name="ro6">
          <table:table-cell table:style-name="ce7"/>
          <table:table-cell table:number-columns-repeated="16383" table:style-name="ce1"/>
        </table:table-row>
        <table:table-row table:number-rows-repeated="65469" table:style-name="ro6">
          <table:table-cell table:style-name="ce7"/>
          <table:table-cell table:number-columns-repeated="16383"/>
        </table:table-row>
        <table:table-row table:number-rows-repeated="983043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Arial2" svg:font-family="Arial2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2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Usuário do Windows</dc:creator>
    <meta:creation-date>2004-03-11T18:47:37Z</meta:creation-date>
    <dc:date>2018-11-12T17:58:35Z</dc:date>
    <meta:print-date>2011-05-12T16:46:54Z</meta:print-date>
    <meta:editing-cycles>41</meta:editing-cycles>
    <meta:editing-duration>PT4293S</meta:editing-duration>
  </office:meta>
</office:document-meta>
</file>